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tableooo="http://openoffice.org/2009/table" xmlns:drawooo="http://openoffice.org/2010/draw" xmlns:calcext="urn:org:documentfoundation:names:experimental:calc:xmlns:calcext:1.0" xmlns:loext="urn:org:documentfoundation:names:experimental:office:xmlns:loext: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52in"/>
    </style:style>
    <style:style style:name="co12" style:family="table-column">
      <style:table-column-properties fo:break-before="auto" style:column-width="1.8508in"/>
    </style:style>
    <style:style style:name="co10" style:family="table-column">
      <style:table-column-properties fo:break-before="auto" style:column-width="0.8925in"/>
    </style:style>
    <style:style style:name="co2" style:family="table-column">
      <style:table-column-properties fo:break-before="auto" style:column-width="1.0437in"/>
    </style:style>
    <style:style style:name="co3" style:family="table-column">
      <style:table-column-properties fo:break-before="auto" style:column-width="1.528in"/>
    </style:style>
    <style:style style:name="co4" style:family="table-column">
      <style:table-column-properties fo:break-before="auto" style:column-width="2.0339in"/>
    </style:style>
    <style:style style:name="co5" style:family="table-column">
      <style:table-column-properties fo:break-before="auto" style:column-width="1.4417in"/>
    </style:style>
    <style:style style:name="co6" style:family="table-column">
      <style:table-column-properties fo:break-before="auto" style:column-width="1.9799in"/>
    </style:style>
    <style:style style:name="co7" style:family="table-column">
      <style:table-column-properties fo:break-before="auto" style:column-width="1.2693in"/>
    </style:style>
    <style:style style:name="co8" style:family="table-column">
      <style:table-column-properties fo:break-before="auto" style:column-width="1.0835in"/>
    </style:style>
    <style:style style:name="co9" style:family="table-column">
      <style:table-column-properties fo:break-before="auto" style:column-width="1.1728in"/>
    </style:style>
    <style:style style:name="co14" style:family="table-column">
      <style:table-column-properties fo:break-before="auto" style:column-width="2.2492in"/>
    </style:style>
    <style:style style:name="co15" style:family="table-column">
      <style:table-column-properties fo:break-before="auto" style:column-width="1.872in"/>
    </style:style>
    <style:style style:name="co16" style:family="table-column">
      <style:table-column-properties fo:break-before="auto" style:column-width="1.4846in"/>
    </style:style>
    <style:style style:name="co17" style:family="table-column">
      <style:table-column-properties fo:break-before="auto" style:column-width="2.389in"/>
    </style:style>
    <style:style style:name="co18" style:family="table-column">
      <style:table-column-properties fo:break-before="auto" style:column-width="0.3008in"/>
    </style:style>
    <style:style style:name="co19" style:family="table-column">
      <style:table-column-properties fo:break-before="auto" style:column-width="1.948in"/>
    </style:style>
    <style:style style:name="ro1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12" style:family="table-row">
      <style:table-row-properties style:row-height="0.4866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752in" fo:break-before="auto" style:use-optimal-row-height="false"/>
    </style:style>
    <style:style style:name="ro6" style:family="table-row">
      <style:table-row-properties style:row-height="0.4189in" fo:break-before="auto" style:use-optimal-row-height="false"/>
    </style:style>
    <style:style style:name="ro7" style:family="table-row">
      <style:table-row-properties style:row-height="0.5728in" fo:break-before="auto" style:use-optimal-row-height="false"/>
    </style:style>
    <style:style style:name="ro8" style:family="table-row">
      <style:table-row-properties style:row-height="0.8484in" fo:break-before="auto" style:use-optimal-row-height="true"/>
    </style:style>
    <style:style style:name="ro9" style:family="table-row">
      <style:table-row-properties style:row-height="0.6835in" fo:break-before="auto" style:use-optimal-row-height="true"/>
    </style:style>
    <style:style style:name="ro10" style:family="table-row">
      <style:table-row-properties style:row-height="0.1764in" fo:break-before="auto" style:use-optimal-row-height="true"/>
    </style:style>
    <style:style style:name="ro13" style:family="table-row">
      <style:table-row-properties style:row-height="1.378in" fo:break-before="auto" style:use-optimal-row-height="false"/>
    </style:style>
    <style:style style:name="ro14" style:family="table-row">
      <style:table-row-properties style:row-height="1.0138in" fo:break-before="auto" style:use-optimal-row-height="true"/>
    </style:style>
    <style:style style:name="ro15" style:family="table-row">
      <style:table-row-properties style:row-height="0.5181in" fo:break-before="auto" style:use-optimal-row-height="true"/>
    </style:style>
    <style:style style:name="ro16" style:family="table-row">
      <style:table-row-properties style:row-height="0.5071in" fo:break-before="auto" style:use-optimal-row-height="false"/>
    </style:style>
    <style:style style:name="ro17" style:family="table-row">
      <style:table-row-properties style:row-height="0.1866in" fo:break-before="auto" style:use-optimal-row-height="true"/>
    </style:style>
    <style:style style:name="ta3" style:family="table" style:master-page-name="Default">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table-cell-properties style:text-align-source="fix" style:repeat-content="false" fo:wrap-option="wrap" style:vertical-align="middle"/>
      <style:paragraph-properties fo:text-align="center" fo:margin-left="0in"/>
    </style:style>
    <style:style style:name="ce25"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style:vertical-align="middl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style:text-align-source="fix" style:repeat-content="false" fo:wrap-option="wrap" fo:border="0.0138in solid #000000" style:vertical-align="middle"/>
      <style:paragraph-properties fo:text-align="center"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wrap-option="wrap" fo:border="0.0138in solid #000000" style:vertical-align="bottom"/>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wrap-option="wrap" style:vertical-align="bottom"/>
      <style:paragraph-properties fo:text-align="center"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wrap-option="wrap"/>
      <style:paragraph-properties fo:text-align="center" fo:margin-left="0in"/>
    </style:style>
    <style:style style:name="ce13" style:family="table-cell" style:parent-style-name="Default">
      <style:table-cell-properties fo:background-color="#ffffff" style:text-align-source="fix" style:repeat-content="false" fo:wrap-option="wrap" style:vertical-align="bottom"/>
      <style:paragraph-properties fo:text-align="center"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style:vertical-align="middle"/>
      <style:paragraph-properties fo:text-align="center" fo:margin-left="0in"/>
      <style:text-properties style:font-name="Arial1" style:font-name-asian="Arial1" style:font-name-complex="Tahoma"/>
    </style:style>
    <style:style style:name="ce15" style:family="table-cell" style:parent-style-name="Default">
      <style:table-cell-properties fo:border-bottom="0.0138in solid #000000" style:text-align-source="fix" style:repeat-content="false" fo:wrap-option="wrap" fo:border-left="none" fo:border-right="0.0138in solid #000000" fo:border-top="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wrap"/>
      <style:paragraph-properties fo:text-align="start" fo:margin-left="0in"/>
    </style:style>
    <style:style style:name="ce17" style:family="table-cell" style:parent-style-name="Default">
      <style:table-cell-properties style:text-align-source="fix" style:repeat-content="false" fo:wrap-option="wrap" style:vertical-align="bottom"/>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none" style:text-align-source="fix" style:repeat-content="false" fo:wrap-option="wrap" fo:border-left="0.0008in solid #000000" fo:border-right="0.0008in solid #000000" fo:border-top="none"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none" fo:wrap-option="wrap" fo:border-left="0.0008in solid #000000" fo:border-right="0.0008in solid #000000" fo:border-top="none"/>
    </style:style>
    <style:style style:name="ce20" style:family="table-cell" style:parent-style-name="Default">
      <style:table-cell-properties style:text-align-source="fix" style:repeat-content="false" fo:wrap-option="wrap"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style>
    <style:style style:name="ce9" style:family="table-cell" style:parent-style-name="Default">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style:vertical-align="middle"/>
      <style:paragraph-properties fo:text-align="justify" fo:margin-left="0in"/>
    </style:style>
    <style:style style:name="ce24" style:family="table-cell" style:parent-style-name="Default">
      <style:table-cell-properties style:text-align-source="fix" style:repeat-content="false" style:vertical-align="middle"/>
      <style:paragraph-properties fo:text-align="start" fo:margin-left="0in"/>
    </style:style>
    <style:style style:name="ce28" style:family="table-cell" style:parent-style-name="Default">
      <style:table-cell-properties style:text-align-source="fix" style:repeat-content="false"/>
      <style:paragraph-properties fo:text-align="start" fo:margin-left="0in"/>
    </style:style>
    <style:style style:name="ce29" style:family="table-cell" style:parent-style-name="Default">
      <style:table-cell-properties style:text-align-source="fix" style:repeat-content="false" fo:wrap-option="wrap" style:vertical-align="middle"/>
      <style:paragraph-properties fo:text-align="start" fo:margin-left="0in"/>
    </style:style>
    <style:style style:name="ta_extref" style:family="table">
      <style:table-properties table:display="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Sheet3" table:style-name="ta3" table:print="false">
        <office:forms form:automatic-focus="false" form:apply-design-mode="false"/>
        <table:table-column table:style-name="co1" table:number-columns-repeated="3" table:default-cell-style-name="Default"/>
        <table:table-column table:style-name="co12" table:default-cell-style-name="Default"/>
        <table:table-column table:style-name="co1" table:number-columns-repeated="2" table:default-cell-style-name="Default"/>
        <table:table-column table:style-name="co10" table:number-columns-repeated="5" table:default-cell-style-name="Default"/>
        <table:table-row table:style-name="ro11">
          <table:table-cell table:style-name="ce1" office:value-type="string" table:number-columns-spanned="2" table:number-rows-spanned="1">
            <text:p>Possible only on Ext3-W</text:p>
          </table:table-cell>
          <table:covered-table-cell/>
          <table:table-cell table:style-name="ce26" office:value-type="string" table:number-columns-spanned="3" table:number-rows-spanned="1">
            <text:p>Possible on Ext3-W, Ext4 and Btrfs</text:p>
          </table:table-cell>
          <table:covered-table-cell table:style-name="ce27"/>
          <table:covered-table-cell table:style-name="ce6"/>
          <table:table-cell table:style-name="ce1" office:value-type="string">
            <text:p>Does not occur in FS</text:p>
          </table:table-cell>
          <table:table-cell table:number-columns-repeated="5"/>
        </table:table-row>
        <table:table-row table:style-name="ro2">
          <table:table-cell table:style-name="ce2" office:value-type="string" table:number-columns-spanned="1" table:number-rows-spanned="2">
            <text:p>Append before another append, on the same file</text:p>
          </table:table-cell>
          <table:table-cell table:style-name="ce1" office:value-type="string" table:number-columns-spanned="1" table:number-rows-spanned="2">
            <text:p>Overwrite before append of same file</text:p>
          </table:table-cell>
          <table:table-cell table:style-name="ce2" office:value-type="string" table:number-columns-spanned="2" table:number-rows-spanned="1">
            <text:p>Append before </text:p>
          </table:table-cell>
          <table:covered-table-cell/>
          <table:table-cell table:style-name="ce1" office:value-type="string" table:number-columns-spanned="1" table:number-rows-spanned="2">
            <text:p>Truncate-before unlinks of other files</text:p>
          </table:table-cell>
          <table:table-cell table:style-name="ce2" office:value-type="string" table:number-columns-spanned="1" table:number-rows-spanned="2">
            <text:p>Append before rename on same file</text:p>
          </table:table-cell>
          <table:table-cell table:number-columns-repeated="5"/>
        </table:table-row>
        <table:table-row table:style-name="ro12">
          <table:covered-table-cell table:style-name="ce1"/>
          <table:covered-table-cell/>
          <table:table-cell table:style-name="ce1" office:value-type="string">
            <text:p>another append, on a different file</text:p>
          </table:table-cell>
          <table:table-cell table:style-name="ce1" office:value-type="string">
            <text:p>rename on a different file</text:p>
          </table:table-cell>
          <table:covered-table-cell table:number-columns-repeated="2"/>
          <table:table-cell table:number-columns-repeated="5"/>
        </table:table-row>
        <table:table-row table:style-name="ro4">
          <table:table-cell/>
          <table:table-cell table:style-name="ce25" office:value-type="float" office:value="1">
            <text:p>1</text:p>
          </table:table-cell>
          <table:table-cell table:number-columns-repeated="3"/>
          <table:table-cell table:style-name="ce25" office:value-type="float" office:value="2">
            <text:p>2</text:p>
          </table:table-cell>
          <table:table-cell table:number-columns-repeated="5"/>
        </table:table-row>
        <table:table-row table:style-name="ro4" table:number-rows-repeated="2">
          <table:table-cell table:number-columns-repeated="11"/>
        </table:table-row>
        <table:table-row table:style-name="ro4">
          <table:table-cell table:number-columns-repeated="4"/>
          <table:table-cell table:style-name="ce25" office:value-type="float" office:value="3">
            <text:p>3</text:p>
          </table:table-cell>
          <table:table-cell table:number-columns-repeated="6"/>
        </table:table-row>
        <table:table-row table:style-name="ro4">
          <table:table-cell table:style-name="ce25" office:value-type="float" office:value="31">
            <text:p>31</text:p>
          </table:table-cell>
          <table:table-cell/>
          <table:table-cell table:style-name="ce25" office:value-type="float" office:value="8">
            <text:p>8</text:p>
          </table:table-cell>
          <table:table-cell table:number-columns-repeated="8"/>
        </table:table-row>
        <table:table-row table:style-name="ro4">
          <table:table-cell table:number-columns-repeated="5"/>
          <table:table-cell table:style-name="ce25" office:value-type="float" office:value="1">
            <text:p>1</text:p>
          </table:table-cell>
          <table:table-cell table:number-columns-repeated="5"/>
        </table:table-row>
        <table:table-row table:style-name="ro4">
          <table:table-cell table:number-columns-repeated="2"/>
          <table:table-cell table:style-name="ce25" office:value-type="float" office:value="3">
            <text:p>3</text:p>
          </table:table-cell>
          <table:table-cell table:style-name="ce25" office:value-type="float" office:value="7">
            <text:p>7</text:p>
          </table:table-cell>
          <table:table-cell table:number-columns-repeated="7"/>
        </table:table-row>
        <table:table-row table:style-name="ro4" table:number-rows-repeated="4">
          <table:table-cell table:number-columns-repeated="11"/>
        </table:table-row>
        <table:table-row table:style-name="ro4">
          <table:table-cell table:number-columns-repeated="4"/>
          <table:table-cell office:value-type="string">
            <text:p>Not sure about implication if truncate has garbage</text:p>
          </table:table-cell>
          <table:table-cell table:number-columns-repeated="6"/>
        </table:table-row>
        <table:table-row table:style-name="ro4" table:number-rows-repeated="11">
          <table:table-cell table:number-columns-repeated="11"/>
        </table:table-row>
        <table:table-row table:style-name="ro4">
          <table:table-cell table:number-columns-repeated="3"/>
          <table:table-cell office:value-type="string" table:number-columns-spanned="2" table:number-rows-spanned="1">
            <text:p>Total Ordering and Global Sync</text:p>
          </table:table-cell>
          <table:covered-table-cell/>
          <table:table-cell office:value-type="string" table:number-columns-spanned="2" table:number-rows-spanned="1">
            <text:p>Global Barriers and Global Sync</text:p>
          </table:table-cell>
          <table:covered-table-cell/>
          <table:table-cell office:value-type="string">
            <text:p>File Barriers and Fsync</text:p>
          </table:table-cell>
          <table:table-cell/>
          <table:table-cell office:value-type="string" table:number-columns-spanned="2" table:number-rows-spanned="1">
            <text:p>Explicit Ordering and Fsync_region</text:p>
          </table:table-cell>
          <table:covered-table-cell/>
        </table:table-row>
        <table:table-row table:style-name="ro4">
          <table:table-cell table:number-columns-repeated="3"/>
          <table:table-cell office:value-type="string">
            <text:p>Ordering calls</text:p>
          </table:table-cell>
          <table:table-cell office:value-type="string">
            <text:p>Sync calls</text:p>
          </table:table-cell>
          <table:table-cell office:value-type="string">
            <text:p>Ordering calls</text:p>
          </table:table-cell>
          <table:table-cell office:value-type="string">
            <text:p>Sync calls</text:p>
          </table:table-cell>
          <table:table-cell office:value-type="string">
            <text:p>Ordering calls</text:p>
          </table:table-cell>
          <table:table-cell office:value-type="string">
            <text:p>Sync calls</text:p>
          </table:table-cell>
          <table:table-cell office:value-type="string">
            <text:p>Ordering calls</text:p>
          </table:table-cell>
          <table:table-cell office:value-type="string">
            <text:p>Sync calls</text:p>
          </table:table-cell>
        </table:table-row>
        <table:table-row table:style-name="ro4">
          <table:table-cell table:number-columns-repeated="2"/>
          <table:table-cell office:value-type="string">
            <text:p>Git</text:p>
          </table:table-cell>
          <table:table-cell office:value-type="float" office:value="0">
            <text:p>0</text:p>
          </table:table-cell>
          <table:table-cell table:number-columns-repeated="3" office:value-type="float" office:value="2">
            <text:p>2</text:p>
          </table:table-cell>
          <table:table-cell office:value-type="float" office:value="12">
            <text:p>12</text:p>
          </table:table-cell>
          <table:table-cell office:value-type="float" office:value="2">
            <text:p>2</text:p>
          </table:table-cell>
          <table:table-cell office:value-type="float" office:value="18">
            <text:p>18</text:p>
          </table:table-cell>
          <table:table-cell office:value-type="float" office:value="2">
            <text:p>2</text:p>
          </table:table-cell>
        </table:table-row>
        <table:table-row table:style-name="ro4">
          <table:table-cell table:number-columns-repeated="2"/>
          <table:table-cell office:value-type="string">
            <text:p>BerkeleyDB</text:p>
          </table:table-cell>
          <table:table-cell office:value-type="float" office:value="0">
            <text:p>0</text:p>
          </table:table-cell>
          <table:table-cell table:number-columns-repeated="3" office:value-type="float" office:value="1">
            <text:p>1</text:p>
          </table:table-cell>
          <table:table-cell office:value-type="float" office:value="6">
            <text:p>6</text:p>
          </table:table-cell>
          <table:table-cell office:value-type="float" office:value="1">
            <text:p>1</text:p>
          </table:table-cell>
          <table:table-cell office:value-type="float" office:value="15">
            <text:p>15</text:p>
          </table:table-cell>
          <table:table-cell office:value-type="float" office:value="1">
            <text:p>1</text:p>
          </table:table-cell>
        </table:table-row>
        <table:table-row table:style-name="ro4">
          <table:table-cell table:number-columns-repeated="2"/>
          <table:table-cell office:value-type="string">
            <text:p>Mercurial</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13">
            <text:p>13</text:p>
          </table:table-cell>
          <table:table-cell office:value-type="float" office:value="1">
            <text:p>1</text:p>
          </table:table-cell>
          <table:table-cell office:value-type="float" office:value="13">
            <text:p>13</text:p>
          </table:table-cell>
          <table:table-cell office:value-type="float" office:value="1">
            <text:p>1</text:p>
          </table:table-cell>
        </table:table-row>
      </table:table>
      <table:table table:name="Sheet2" table:style-name="ta2" table:print="false">
        <office:forms form:automatic-focus="false" form:apply-design-mode="false"/>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1" table:number-columns-repeated="21" table:default-cell-style-name="ce8"/>
        <table:table-column table:style-name="co8" table:default-cell-style-name="ce8"/>
        <table:table-column table:style-name="co1" table:number-columns-repeated="12" table:default-cell-style-name="ce8"/>
        <table:table-column table:style-name="co9" table:default-cell-style-name="ce8"/>
        <table:table-column table:style-name="co1" table:number-columns-repeated="221" table:default-cell-style-name="ce8"/>
        <table:table-column table:style-name="co10" table:number-columns-repeated="762" table:default-cell-style-name="ce8"/>
        <table:table-row table:style-name="ro5">
          <table:table-cell table:number-columns-spanned="1" table:number-rows-spanned="3"/>
          <table:table-cell table:style-name="ce1" office:value-type="string" table:number-columns-spanned="2" table:number-rows-spanned="1">
            <text:p>Append Atomicity</text:p>
          </table:table-cell>
          <table:covered-table-cell/>
          <table:table-cell table:style-name="ce1" office:value-type="string">
            <text:p>Truncate atomicity</text:p>
          </table:table-cell>
          <table:table-cell table:number-columns-spanned="1" table:number-rows-spanned="3"/>
          <table:table-cell table:style-name="ce12" office:value-type="string" table:number-columns-spanned="2" table:number-rows-spanned="1">
            <text:p>Possible on current FSes</text:p>
          </table:table-cell>
          <table:covered-table-cell/>
          <table:table-cell table:style-name="ce12" office:value-type="string" table:number-columns-spanned="4" table:number-rows-spanned="1">
            <text:p>Not possible on current FSes</text:p>
          </table:table-cell>
          <table:covered-table-cell table:number-columns-repeated="3"/>
          <table:table-cell table:number-columns-spanned="1" table:number-rows-spanned="3"/>
          <table:table-cell table:style-name="ce6" office:value-type="string" table:number-columns-spanned="2" table:number-rows-spanned="1">
            <text:p>Possible only on Ext3-Writeback</text:p>
          </table:table-cell>
          <table:covered-table-cell table:style-name="ce12"/>
          <table:table-cell table:style-name="ce2" office:value-type="string" table:number-columns-spanned="4" table:number-rows-spanned="1">
            <text:p>Possible on Ext3-Writeback, Ext4-Ordered and Btrfs</text:p>
          </table:table-cell>
          <table:covered-table-cell table:style-name="ce2"/>
          <table:covered-table-cell table:style-name="ce12"/>
          <table:covered-table-cell table:style-name="ce6"/>
          <table:table-cell table:style-name="ce6" office:value-type="string">
            <text:p>Not possible</text:p>
          </table:table-cell>
          <table:table-cell table:number-columns-spanned="1" table:number-rows-spanned="3"/>
          <table:table-cell table:style-name="ce1" office:value-type="string" table:number-columns-spanned="3" table:number-rows-spanned="1">
            <text:p>Creat before</text:p>
          </table:table-cell>
          <table:covered-table-cell table:number-columns-repeated="2"/>
          <table:table-cell table:style-name="ce1" office:value-type="string" table:number-columns-spanned="2" table:number-rows-spanned="1">
            <text:p>Mkdir before</text:p>
          </table:table-cell>
          <table:covered-table-cell/>
          <table:table-cell table:style-name="ce1" office:value-type="string" table:number-columns-spanned="2" table:number-rows-spanned="1">
            <text:p>Link before</text:p>
          </table:table-cell>
          <table:covered-table-cell/>
          <table:table-cell table:style-name="ce1" office:value-type="string" table:number-columns-spanned="1" table:number-rows-spanned="3">
            <text:p>Rename before unlink (same dir, another file)</text:p>
          </table:table-cell>
          <table:table-cell table:style-name="ce1" office:value-type="string" table:number-columns-spanned="1" table:number-rows-spanned="3">
            <text:p>Unlink before <text:s/>unlink (same dir, another file)</text:p>
          </table:table-cell>
          <table:table-cell table:style-name="ce1"/>
          <table:table-cell table:style-name="ce2" office:value-type="string" table:number-columns-spanned="3" table:number-rows-spanned="1">
            <text:p>Before stdout</text:p>
          </table:table-cell>
          <table:covered-table-cell table:number-columns-repeated="2"/>
          <table:table-cell table:style-name="ce1" office:value-type="string" table:number-columns-spanned="1" table:number-rows-spanned="3">
            <text:p>Unclassified vulnerabilities</text:p>
          </table:table-cell>
          <table:table-cell table:style-name="ce1" office:value-type="string" table:number-columns-spanned="1" table:number-rows-spanned="3">
            <text:p>Unfound, unclassified vulnerabilities</text:p>
          </table:table-cell>
          <table:table-cell table:style-name="ce18" table:number-columns-spanned="1" table:number-rows-spanned="3"/>
          <table:table-cell table:style-name="ce1" office:value-type="string">
            <text:p>Highly affected by FS</text:p>
          </table:table-cell>
          <table:table-cell table:style-name="ce2" office:value-type="string" table:number-columns-spanned="3" table:number-rows-spanned="1">
            <text:p>May be affected by FS</text:p>
          </table:table-cell>
          <table:covered-table-cell table:style-name="ce1"/>
          <table:covered-table-cell/>
          <table:table-cell table:style-name="ce2" office:value-type="string">
            <text:p>Little affected by FS</text:p>
          </table:table-cell>
          <table:table-cell table:style-name="ce2" office:value-type="string" table:number-columns-spanned="1" table:number-rows-spanned="3">
            <text:p>Total Prefix bugs</text:p>
          </table:table-cell>
          <table:table-cell table:style-name="ce20" office:value-type="string">
            <text:p>Total</text:p>
          </table:table-cell>
          <table:table-cell table:style-name="ce20" table:number-columns-repeated="2"/>
          <table:table-cell table:number-columns-repeated="979"/>
        </table:table-row>
        <table:table-row table:style-name="ro6">
          <table:covered-table-cell table:style-name="ce9"/>
          <table:table-cell table:style-name="ce1" office:value-type="string" table:number-columns-spanned="2" table:number-rows-spanned="1">
            <text:p>Exposed when filled with garbage</text:p>
          </table:table-cell>
          <table:covered-table-cell table:style-name="ce1"/>
          <table:table-cell table:style-name="ce1" office:value-type="string" table:number-columns-spanned="1" table:number-rows-spanned="2">
            <text:p>Across boundary, when partially garbage-filled</text:p>
          </table:table-cell>
          <table:covered-table-cell/>
          <table:table-cell table:style-name="ce12" office:value-type="string" table:number-columns-spanned="2" table:number-rows-spanned="1">
            <text:p>Writes</text:p>
          </table:table-cell>
          <table:covered-table-cell/>
          <table:table-cell table:style-name="ce1" office:value-type="string" table:number-columns-spanned="1" table:number-rows-spanned="2">
            <text:p>Writes within boundary</text:p>
          </table:table-cell>
          <table:table-cell table:style-name="ce2" office:value-type="string" table:number-columns-spanned="1" table:number-rows-spanned="2">
            <text:p>Appends (see caption)</text:p>
          </table:table-cell>
          <table:table-cell table:style-name="ce1" office:value-type="string" table:number-columns-spanned="1" table:number-rows-spanned="2">
            <text:p>Rename</text:p>
          </table:table-cell>
          <table:table-cell table:style-name="ce1" office:value-type="string" table:number-columns-spanned="1" table:number-rows-spanned="2">
            <text:p>Unlink</text:p>
          </table:table-cell>
          <table:covered-table-cell table:style-name="ce1"/>
          <table:table-cell table:style-name="ce2" office:value-type="string" table:number-columns-spanned="1" table:number-rows-spanned="2">
            <text:p>Append before another append (same file)</text:p>
          </table:table-cell>
          <table:table-cell table:style-name="ce6" office:value-type="string" table:number-columns-spanned="1" table:number-rows-spanned="2">
            <text:p>Overwrite before append (same file)</text:p>
          </table:table-cell>
          <table:table-cell table:style-name="ce14" office:value-type="string" table:number-columns-spanned="1" table:number-rows-spanned="2">
            <text:p>Mmaped write before mmaped write</text:p>
          </table:table-cell>
          <table:table-cell table:style-name="ce2" office:value-type="string" table:number-columns-spanned="2" table:number-rows-spanned="1">
            <text:p>Append before </text:p>
          </table:table-cell>
          <table:covered-table-cell table:style-name="ce12"/>
          <table:table-cell table:style-name="ce6" office:value-type="string" table:number-columns-spanned="1" table:number-rows-spanned="2">
            <text:p>Truncate before unlink (another file)</text:p>
          </table:table-cell>
          <table:table-cell table:style-name="ce2" office:value-type="string" table:number-columns-spanned="1" table:number-rows-spanned="2">
            <text:p>Append before rename (same file)</text:p>
          </table:table-cell>
          <table:covered-table-cell table:style-name="ce1"/>
          <table:table-cell table:style-name="ce1" office:value-type="string" table:number-columns-spanned="1" table:number-rows-spanned="2">
            <text:p>Writes or appends</text:p>
          </table:table-cell>
          <table:table-cell table:style-name="ce1" office:value-type="string" table:number-columns-spanned="2" table:number-rows-spanned="1">
            <text:p>Other directory operations</text:p>
          </table:table-cell>
          <table:covered-table-cell/>
          <table:table-cell table:style-name="ce1" office:value-type="string" table:number-columns-spanned="1" table:number-rows-spanned="2">
            <text:p>Rename (another file)</text:p>
          </table:table-cell>
          <table:table-cell table:style-name="ce15" office:value-type="string" table:number-columns-spanned="1" table:number-rows-spanned="2">
            <text:p>Append (another file)</text:p>
          </table:table-cell>
          <table:table-cell table:style-name="ce1" office:value-type="string" table:number-columns-spanned="1" table:number-rows-spanned="2">
            <text:p>Rename (another file)</text:p>
          </table:table-cell>
          <table:table-cell table:style-name="ce15" office:value-type="string" table:number-columns-spanned="1" table:number-rows-spanned="2">
            <text:p>Append (another file)</text:p>
          </table:table-cell>
          <table:covered-table-cell table:style-name="ce1"/>
          <table:covered-table-cell table:style-name="ce1"/>
          <table:table-cell table:style-name="ce1" table:number-columns-spanned="1" table:number-rows-spanned="2"/>
          <table:table-cell table:style-name="ce1" office:value-type="string" table:number-columns-spanned="1" table:number-rows-spanned="2">
            <text:p>Creat</text:p>
          </table:table-cell>
          <table:table-cell table:style-name="ce1" office:value-type="string" table:number-columns-spanned="1" table:number-rows-spanned="2">
            <text:p>Rename</text:p>
          </table:table-cell>
          <table:table-cell table:style-name="ce1" office:value-type="string" table:number-columns-spanned="1" table:number-rows-spanned="2">
            <text:p>Unlink</text:p>
          </table:table-cell>
          <table:covered-table-cell table:number-columns-repeated="2"/>
          <table:covered-table-cell table:style-name="ce19"/>
          <table:table-cell table:style-name="ce1" office:value-type="string" table:number-columns-spanned="1" table:number-rows-spanned="2">
            <text:p>Append, then rename (on different files)</text:p>
          </table:table-cell>
          <table:table-cell table:style-name="ce1" office:value-type="string" table:number-columns-spanned="1" table:number-rows-spanned="2">
            <text:p>Create, then truncate (same file)</text:p>
          </table:table-cell>
          <table:table-cell table:style-name="ce1" office:value-type="string" table:number-columns-spanned="2" table:number-rows-spanned="1">
            <text:p>Between dirops</text:p>
          </table:table-cell>
          <table:covered-table-cell/>
          <table:table-cell table:style-name="ce1" office:value-type="string" table:number-columns-spanned="1" table:number-rows-spanned="2">
            <text:p>Append, then rename (on same file)</text:p>
          </table:table-cell>
          <table:covered-table-cell table:style-name="ce1"/>
          <table:table-cell table:style-name="ce20" table:number-columns-repeated="2"/>
          <table:table-cell table:number-columns-repeated="980"/>
        </table:table-row>
        <table:table-row table:style-name="ro7">
          <table:covered-table-cell table:style-name="ce9"/>
          <table:table-cell table:style-name="ce2" office:value-type="string">
            <text:p>Across boundary</text:p>
          </table:table-cell>
          <table:table-cell table:style-name="ce2" office:value-type="string">
            <text:p>Within boundary</text:p>
          </table:table-cell>
          <table:covered-table-cell table:number-columns-repeated="2"/>
          <table:table-cell table:style-name="ce1" office:value-type="string">
            <text:p>Across boundary</text:p>
          </table:table-cell>
          <table:table-cell table:style-name="ce1" office:value-type="string">
            <text:p>Mmap-write</text:p>
          </table:table-cell>
          <table:covered-table-cell table:style-name="ce1"/>
          <table:covered-table-cell/>
          <table:covered-table-cell table:style-name="ce1"/>
          <table:covered-table-cell table:style-name="ce1"/>
          <table:covered-table-cell table:style-name="ce1"/>
          <table:covered-table-cell table:style-name="ce6"/>
          <table:covered-table-cell table:style-name="ce12"/>
          <table:covered-table-cell table:style-name="ce2"/>
          <table:table-cell table:style-name="ce6" office:value-type="string">
            <text:p>append (another file)</text:p>
          </table:table-cell>
          <table:table-cell table:style-name="ce6" office:value-type="string">
            <text:p>rename (another file)</text:p>
          </table:table-cell>
          <table:covered-table-cell table:style-name="ce12"/>
          <table:covered-table-cell table:style-name="ce12"/>
          <table:covered-table-cell table:style-name="ce1"/>
          <table:covered-table-cell/>
          <table:table-cell table:style-name="ce1" office:value-type="string">
            <text:p>On same directory</text:p>
          </table:table-cell>
          <table:table-cell table:style-name="ce1" office:value-type="string">
            <text:p>On another directory</text:p>
          </table:table-cell>
          <table:covered-table-cell table:number-columns-repeated="12"/>
          <table:covered-table-cell table:style-name="ce19"/>
          <table:covered-table-cell table:style-name="ce1"/>
          <table:covered-table-cell/>
          <table:table-cell table:style-name="ce1" office:value-type="string">
            <text:p>Same directory</text:p>
          </table:table-cell>
          <table:table-cell table:style-name="ce1" office:value-type="string">
            <text:p>Different directory</text:p>
          </table:table-cell>
          <table:covered-table-cell table:style-name="ce1"/>
          <table:covered-table-cell table:style-name="ce1"/>
          <table:table-cell table:style-name="ce20" table:number-columns-repeated="2"/>
          <table:table-cell table:number-columns-repeated="980"/>
        </table:table-row>
        <table:table-row table:style-name="ro2">
          <table:table-cell table:style-name="ce10" office:value-type="string">
            <text:p>BerkeleyDB</text:p>
          </table:table-cell>
          <table:table-cell table:style-name="ce11" office:value-type="float" office:value="10">
            <text:p>10</text:p>
          </table:table-cell>
          <table:table-cell table:style-name="ce11"/>
          <table:table-cell table:style-name="ce11" office:value-type="float" office:value="5">
            <text:p>5</text:p>
          </table:table-cell>
          <table:table-cell table:style-name="ce10" office:value-type="string">
            <text:p>BerkeleyDB</text:p>
          </table:table-cell>
          <table:table-cell table:style-name="ce11" office:value-type="float" office:value="1">
            <text:p>1</text:p>
          </table:table-cell>
          <table:table-cell table:style-name="ce11" table:number-columns-repeated="2"/>
          <table:table-cell table:style-name="ce12" table:number-columns-repeated="3"/>
          <table:table-cell table:style-name="ce10" office:value-type="string">
            <text:p>BerkeleyDB</text:p>
          </table:table-cell>
          <table:table-cell table:style-name="ce12"/>
          <table:table-cell table:style-name="ce11" office:value-type="float" office:value="1">
            <text:p>1</text:p>
          </table:table-cell>
          <table:table-cell table:style-name="ce12" table:number-columns-repeated="4"/>
          <table:table-cell table:style-name="ce11" office:value-type="float" office:value="2">
            <text:p>2</text:p>
          </table:table-cell>
          <table:table-cell table:style-name="ce10" office:value-type="string">
            <text:p>BerkeleyDB</text:p>
          </table:table-cell>
          <table:table-cell table:style-name="ce11" office:value-type="float" office:value="5">
            <text:p>5</text:p>
          </table:table-cell>
          <table:table-cell table:style-name="ce12" table:number-columns-repeated="8"/>
          <table:table-cell table:style-name="ce10" office:value-type="string">
            <text:p>BerkeleyDB</text:p>
          </table:table-cell>
          <table:table-cell table:style-name="ce12" table:number-columns-repeated="3"/>
          <table:table-cell table:style-name="ce16" table:number-columns-repeated="2"/>
          <table:table-cell table:style-name="ce10" office:value-type="string">
            <text:p>BerkeleyDB</text:p>
          </table:table-cell>
          <table:table-cell table:style-name="ce12" table:number-columns-repeated="5"/>
          <table:table-cell table:style-name="ce16" table:formula="of:=SUM([.AK4:.AO4])" office:value-type="float" office:value="0">
            <text:p>0</text:p>
          </table:table-cell>
          <table:table-cell table:style-name="ce16" table:formula="of:=SUM([.B4:.AO4])" office:value-type="float" office:value="24">
            <text:p>24</text:p>
          </table:table-cell>
          <table:table-cell table:style-name="ce17" office:value-type="string">
            <text:p>? Durability bug</text:p>
          </table:table-cell>
          <table:table-cell table:style-name="ce16" table:number-columns-repeated="980"/>
        </table:table-row>
        <table:table-row table:style-name="ro2">
          <table:table-cell table:style-name="ce10" office:value-type="string">
            <text:p>Git</text:p>
          </table:table-cell>
          <table:table-cell table:style-name="ce11" table:number-columns-repeated="2"/>
          <table:table-cell table:style-name="ce12"/>
          <table:table-cell table:style-name="ce10" office:value-type="string">
            <text:p>Git</text:p>
          </table:table-cell>
          <table:table-cell table:style-name="ce12"/>
          <table:table-cell table:style-name="ce11"/>
          <table:table-cell table:style-name="ce12" table:number-columns-repeated="2"/>
          <table:table-cell table:style-name="ce11" office:value-type="float" office:value="1">
            <text:p>1</text:p>
          </table:table-cell>
          <table:table-cell table:style-name="ce12"/>
          <table:table-cell table:style-name="ce10" office:value-type="string">
            <text:p>Git</text:p>
          </table:table-cell>
          <table:table-cell table:style-name="ce12" table:number-columns-repeated="7"/>
          <table:table-cell table:style-name="ce10" office:value-type="string">
            <text:p>Git</text:p>
          </table:table-cell>
          <table:table-cell table:style-name="ce12" table:number-columns-repeated="3"/>
          <table:table-cell table:style-name="ce11" office:value-type="float" office:value="3">
            <text:p>3</text:p>
          </table:table-cell>
          <table:table-cell table:style-name="ce11" office:value-type="float" office:value="1">
            <text:p>1</text:p>
          </table:table-cell>
          <table:table-cell table:style-name="ce11" office:value-type="float" office:value="3">
            <text:p>3</text:p>
          </table:table-cell>
          <table:table-cell table:style-name="ce11" office:value-type="float" office:value="1">
            <text:p>1</text:p>
          </table:table-cell>
          <table:table-cell table:style-name="ce12" table:number-columns-repeated="2"/>
          <table:table-cell table:style-name="ce10" office:value-type="string">
            <text:p>Git</text:p>
          </table:table-cell>
          <table:table-cell table:style-name="ce12"/>
          <table:table-cell table:style-name="ce11" office:value-type="float" office:value="1">
            <text:p>1</text:p>
          </table:table-cell>
          <table:table-cell table:style-name="ce11"/>
          <table:table-cell table:style-name="ce17" office:value-type="float" office:value="1">
            <text:p>1</text:p>
          </table:table-cell>
          <table:table-cell table:style-name="ce16"/>
          <table:table-cell table:style-name="ce10" office:value-type="string">
            <text:p>Git</text:p>
          </table:table-cell>
          <table:table-cell table:style-name="ce12" office:value-type="float" office:value="1">
            <text:p>1</text:p>
          </table:table-cell>
          <table:table-cell table:style-name="ce12" table:number-columns-repeated="3"/>
          <table:table-cell table:style-name="ce11"/>
          <table:table-cell table:style-name="ce16" table:formula="of:=SUM([.AK5:.AO5])" office:value-type="float" office:value="1">
            <text:p>1</text:p>
          </table:table-cell>
          <table:table-cell table:style-name="ce16" table:formula="of:=SUM([.B5:.AO5])" office:value-type="float" office:value="12">
            <text:p>12</text:p>
          </table:table-cell>
          <table:table-cell table:style-name="ce16" table:number-columns-repeated="981"/>
        </table:table-row>
        <table:table-row table:style-name="ro2">
          <table:table-cell table:style-name="ce10" office:value-type="string">
            <text:p>HSQLDB</text:p>
          </table:table-cell>
          <table:table-cell table:style-name="ce11" table:number-columns-repeated="2"/>
          <table:table-cell table:style-name="ce12"/>
          <table:table-cell table:style-name="ce10" office:value-type="string">
            <text:p>HSQLDB</text:p>
          </table:table-cell>
          <table:table-cell table:style-name="ce12" table:number-columns-repeated="3"/>
          <table:table-cell table:style-name="ce11" office:value-type="float" office:value="1">
            <text:p>1</text:p>
          </table:table-cell>
          <table:table-cell table:style-name="ce11" office:value-type="float" office:value="1">
            <text:p>1</text:p>
          </table:table-cell>
          <table:table-cell table:style-name="ce11" office:value-type="float" office:value="3">
            <text:p>3</text:p>
          </table:table-cell>
          <table:table-cell table:style-name="ce10" office:value-type="string">
            <text:p>HSQLDB</text:p>
          </table:table-cell>
          <table:table-cell table:style-name="ce12" table:number-columns-repeated="7"/>
          <table:table-cell table:style-name="ce10" office:value-type="string">
            <text:p>HSQLDB</text:p>
          </table:table-cell>
          <table:table-cell table:style-name="ce12"/>
          <table:table-cell table:style-name="ce11" office:value-type="float" office:value="1">
            <text:p>1</text:p>
          </table:table-cell>
          <table:table-cell table:style-name="ce12" table:number-columns-repeated="5"/>
          <table:table-cell table:style-name="ce11" office:value-type="float" office:value="2">
            <text:p>2</text:p>
          </table:table-cell>
          <table:table-cell table:style-name="ce11" office:value-type="float" office:value="1">
            <text:p>1</text:p>
          </table:table-cell>
          <table:table-cell table:style-name="ce10" office:value-type="string">
            <text:p>HSQLDB</text:p>
          </table:table-cell>
          <table:table-cell table:style-name="ce12"/>
          <table:table-cell table:style-name="ce11"/>
          <table:table-cell table:style-name="ce12"/>
          <table:table-cell table:style-name="ce16" table:number-columns-repeated="2"/>
          <table:table-cell table:style-name="ce10" office:value-type="string">
            <text:p>HSQLDB</text:p>
          </table:table-cell>
          <table:table-cell table:style-name="ce12" table:number-columns-repeated="5"/>
          <table:table-cell table:style-name="ce16" table:formula="of:=SUM([.AK6:.AO6])" office:value-type="float" office:value="0">
            <text:p>0</text:p>
          </table:table-cell>
          <table:table-cell table:style-name="ce16" table:formula="of:=SUM([.B6:.AO6])" office:value-type="float" office:value="9">
            <text:p>9</text:p>
          </table:table-cell>
          <table:table-cell table:style-name="ce16" table:number-columns-repeated="981"/>
        </table:table-row>
        <table:table-row table:style-name="ro2">
          <table:table-cell table:style-name="ce10" office:value-type="string">
            <text:p>LevelDB-1.10</text:p>
          </table:table-cell>
          <table:table-cell table:style-name="ce11" table:number-columns-repeated="2"/>
          <table:table-cell table:style-name="ce12"/>
          <table:table-cell table:style-name="ce10" office:value-type="string">
            <text:p>LevelDB-1.10</text:p>
          </table:table-cell>
          <table:table-cell table:style-name="ce12"/>
          <table:table-cell table:style-name="ce11" office:value-type="float" office:value="5">
            <text:p>5</text:p>
          </table:table-cell>
          <table:table-cell table:style-name="ce12" table:number-columns-repeated="4"/>
          <table:table-cell table:style-name="ce10" office:value-type="string">
            <text:p>LevelDB-1.10</text:p>
          </table:table-cell>
          <table:table-cell table:style-name="ce12" table:number-columns-repeated="2"/>
          <table:table-cell table:style-name="ce11" office:value-type="float" office:value="4">
            <text:p>4</text:p>
          </table:table-cell>
          <table:table-cell table:style-name="ce12" table:number-columns-repeated="2"/>
          <table:table-cell table:style-name="ce11" office:value-type="float" office:value="3">
            <text:p>3</text:p>
          </table:table-cell>
          <table:table-cell table:style-name="ce12"/>
          <table:table-cell table:style-name="ce10" office:value-type="string">
            <text:p>LevelDB-1.10</text:p>
          </table:table-cell>
          <table:table-cell table:style-name="ce12"/>
          <table:table-cell table:style-name="ce11" office:value-type="float" office:value="3">
            <text:p>3</text:p>
          </table:table-cell>
          <table:table-cell table:style-name="ce12" table:number-columns-repeated="7"/>
          <table:table-cell table:style-name="ce10" office:value-type="string">
            <text:p>LevelDB-1.10</text:p>
          </table:table-cell>
          <table:table-cell table:style-name="ce11" office:value-type="float" office:value="1">
            <text:p>1</text:p>
          </table:table-cell>
          <table:table-cell table:style-name="ce11"/>
          <table:table-cell table:style-name="ce12"/>
          <table:table-cell table:style-name="ce17" office:value-type="float" office:value="4">
            <text:p>4</text:p>
          </table:table-cell>
          <table:table-cell table:style-name="ce16"/>
          <table:table-cell table:style-name="ce10" office:value-type="string">
            <text:p>LevelDB-1.10</text:p>
          </table:table-cell>
          <table:table-cell table:style-name="ce12" table:number-columns-repeated="5"/>
          <table:table-cell table:style-name="ce16" table:formula="of:=SUM([.AK7:.AO7])" office:value-type="float" office:value="0">
            <text:p>0</text:p>
          </table:table-cell>
          <table:table-cell table:style-name="ce16" table:formula="of:=SUM([.B7:.AO7])" office:value-type="float" office:value="20">
            <text:p>20</text:p>
          </table:table-cell>
          <table:table-cell table:style-name="ce16" table:number-columns-repeated="981"/>
        </table:table-row>
        <table:table-row table:style-name="ro2">
          <table:table-cell table:style-name="ce10" office:value-type="string">
            <text:p>LevelDB-1.15</text:p>
          </table:table-cell>
          <table:table-cell table:style-name="ce12"/>
          <table:table-cell table:style-name="ce11" office:value-type="float" office:value="5">
            <text:p>5</text:p>
          </table:table-cell>
          <table:table-cell table:style-name="ce12"/>
          <table:table-cell table:style-name="ce10" office:value-type="string">
            <text:p>LevelDB-1.15</text:p>
          </table:table-cell>
          <table:table-cell table:style-name="ce12" table:number-columns-repeated="6"/>
          <table:table-cell table:style-name="ce10" office:value-type="string">
            <text:p>LevelDB-1.15</text:p>
          </table:table-cell>
          <table:table-cell table:style-name="ce11" office:value-type="float" office:value="31">
            <text:p>31</text:p>
          </table:table-cell>
          <table:table-cell table:style-name="ce12" table:number-columns-repeated="2"/>
          <table:table-cell table:style-name="ce11" office:value-type="float" office:value="8">
            <text:p>8</text:p>
          </table:table-cell>
          <table:table-cell table:style-name="ce12" table:number-columns-repeated="3"/>
          <table:table-cell table:style-name="ce10" office:value-type="string">
            <text:p>LevelDB-1.15</text:p>
          </table:table-cell>
          <table:table-cell table:style-name="ce12" table:number-columns-repeated="9"/>
          <table:table-cell table:style-name="ce10" office:value-type="string">
            <text:p>LevelDB-1.15</text:p>
          </table:table-cell>
          <table:table-cell table:style-name="ce11" office:value-type="float" office:value="1">
            <text:p>1</text:p>
          </table:table-cell>
          <table:table-cell table:style-name="ce12" table:number-columns-repeated="2"/>
          <table:table-cell table:style-name="ce17" office:value-type="float" office:value="10">
            <text:p>10</text:p>
          </table:table-cell>
          <table:table-cell table:style-name="ce17" office:value-type="float" office:value="1">
            <text:p>1</text:p>
          </table:table-cell>
          <table:table-cell table:style-name="ce10" office:value-type="string">
            <text:p>LevelDB-1.15</text:p>
          </table:table-cell>
          <table:table-cell table:style-name="ce12" table:number-columns-repeated="5"/>
          <table:table-cell table:style-name="ce16" table:formula="of:=SUM([.AK8:.AO8])" office:value-type="float" office:value="0">
            <text:p>0</text:p>
          </table:table-cell>
          <table:table-cell table:style-name="ce16" table:formula="of:=SUM([.B8:.AO8])" office:value-type="float" office:value="56">
            <text:p>56</text:p>
          </table:table-cell>
          <table:table-cell table:style-name="ce16" table:number-columns-repeated="981"/>
        </table:table-row>
        <table:table-row table:style-name="ro2">
          <table:table-cell table:style-name="ce10" office:value-type="string">
            <text:p>LMDB</text:p>
          </table:table-cell>
          <table:table-cell table:style-name="ce11" table:number-columns-repeated="2"/>
          <table:table-cell table:style-name="ce12"/>
          <table:table-cell table:style-name="ce10" office:value-type="string">
            <text:p>LMDB</text:p>
          </table:table-cell>
          <table:table-cell table:style-name="ce12" table:number-columns-repeated="2"/>
          <table:table-cell table:style-name="ce11" office:value-type="float" office:value="1">
            <text:p>1</text:p>
          </table:table-cell>
          <table:table-cell table:style-name="ce12" table:number-columns-repeated="3"/>
          <table:table-cell table:style-name="ce10" office:value-type="string">
            <text:p>LMDB</text:p>
          </table:table-cell>
          <table:table-cell table:style-name="ce12" table:number-columns-repeated="6"/>
          <table:table-cell table:style-name="ce11" office:value-type="float" office:value="1">
            <text:p>1</text:p>
          </table:table-cell>
          <table:table-cell table:style-name="ce10" office:value-type="string">
            <text:p>LMDB</text:p>
          </table:table-cell>
          <table:table-cell table:style-name="ce12" table:number-columns-repeated="9"/>
          <table:table-cell table:style-name="ce10" office:value-type="string">
            <text:p>LMDB</text:p>
          </table:table-cell>
          <table:table-cell table:style-name="ce12" table:number-columns-repeated="3"/>
          <table:table-cell table:style-name="ce16" table:number-columns-repeated="2"/>
          <table:table-cell table:style-name="ce10" office:value-type="string">
            <text:p>LMDB</text:p>
          </table:table-cell>
          <table:table-cell table:style-name="ce12" table:number-columns-repeated="5"/>
          <table:table-cell table:style-name="ce16" table:formula="of:=SUM([.AK9:.AO9])" office:value-type="float" office:value="0">
            <text:p>0</text:p>
          </table:table-cell>
          <table:table-cell table:style-name="ce16" table:formula="of:=SUM([.B9:.AO9])" office:value-type="float" office:value="2">
            <text:p>2</text:p>
          </table:table-cell>
          <table:table-cell table:style-name="ce16" table:number-columns-repeated="981"/>
        </table:table-row>
        <table:table-row table:style-name="ro2">
          <table:table-cell table:style-name="ce10" office:value-type="string">
            <text:p>Mercurial</text:p>
          </table:table-cell>
          <table:table-cell table:style-name="ce13"/>
          <table:table-cell table:style-name="ce13" office:value-type="float" office:value="5">
            <text:p>5</text:p>
          </table:table-cell>
          <table:table-cell table:style-name="ce12"/>
          <table:table-cell table:style-name="ce10" office:value-type="string">
            <text:p>Mercurial</text:p>
          </table:table-cell>
          <table:table-cell table:style-name="ce12" table:number-columns-repeated="4"/>
          <table:table-cell table:style-name="ce11" office:value-type="float" office:value="1">
            <text:p>1</text:p>
          </table:table-cell>
          <table:table-cell table:style-name="ce12"/>
          <table:table-cell table:style-name="ce10" office:value-type="string">
            <text:p>Mercurial</text:p>
          </table:table-cell>
          <table:table-cell table:style-name="ce12" table:number-columns-repeated="3"/>
          <table:table-cell table:style-name="ce11" office:value-type="float" office:value="3">
            <text:p>3</text:p>
          </table:table-cell>
          <table:table-cell table:style-name="ce11" office:value-type="float" office:value="7">
            <text:p>7</text:p>
          </table:table-cell>
          <table:table-cell table:style-name="ce12" table:number-columns-repeated="2"/>
          <table:table-cell table:style-name="ce10" office:value-type="string">
            <text:p>Mercurial</text:p>
          </table:table-cell>
          <table:table-cell table:style-name="ce11" office:value-type="float" office:value="1">
            <text:p>1</text:p>
          </table:table-cell>
          <table:table-cell table:style-name="ce12"/>
          <table:table-cell table:style-name="ce11" office:value-type="float" office:value="2">
            <text:p>2</text:p>
          </table:table-cell>
          <table:table-cell table:style-name="ce12" table:number-columns-repeated="6"/>
          <table:table-cell table:style-name="ce10" office:value-type="string">
            <text:p>Mercurial</text:p>
          </table:table-cell>
          <table:table-cell table:style-name="ce12" table:number-columns-repeated="3"/>
          <table:table-cell table:style-name="ce16" table:number-columns-repeated="2"/>
          <table:table-cell table:style-name="ce10" office:value-type="string">
            <text:p>Mercurial</text:p>
          </table:table-cell>
          <table:table-cell table:style-name="ce11" office:value-type="float" office:value="1">
            <text:p>1</text:p>
          </table:table-cell>
          <table:table-cell table:style-name="ce11" office:value-type="float" office:value="2">
            <text:p>2</text:p>
          </table:table-cell>
          <table:table-cell table:style-name="ce11" office:value-type="float" office:value="4">
            <text:p>4</text:p>
          </table:table-cell>
          <table:table-cell table:style-name="ce11" office:value-type="float" office:value="4">
            <text:p>4</text:p>
          </table:table-cell>
          <table:table-cell table:style-name="ce11" office:value-type="float" office:value="2">
            <text:p>2</text:p>
          </table:table-cell>
          <table:table-cell table:style-name="ce16" table:formula="of:=SUM([.AK10:.AO10])" office:value-type="float" office:value="13">
            <text:p>13</text:p>
          </table:table-cell>
          <table:table-cell table:style-name="ce16" table:formula="of:=SUM([.B10:.AO10])" office:value-type="float" office:value="32">
            <text:p>32</text:p>
          </table:table-cell>
          <table:table-cell table:style-name="ce17"/>
          <table:table-cell table:style-name="ce16" table:number-columns-repeated="980"/>
        </table:table-row>
        <table:table-row table:style-name="ro2">
          <table:table-cell table:style-name="ce10" office:value-type="string">
            <text:p>VMWare</text:p>
          </table:table-cell>
          <table:table-cell table:style-name="ce12" table:number-columns-repeated="3"/>
          <table:table-cell table:style-name="ce10" office:value-type="string">
            <text:p>VMWare</text:p>
          </table:table-cell>
          <table:table-cell table:style-name="ce12" table:number-columns-repeated="6"/>
          <table:table-cell table:style-name="ce10" office:value-type="string">
            <text:p>VMWare</text:p>
          </table:table-cell>
          <table:table-cell table:style-name="ce12" table:number-columns-repeated="7"/>
          <table:table-cell table:style-name="ce10" office:value-type="string">
            <text:p>VMWare</text:p>
          </table:table-cell>
          <table:table-cell table:style-name="ce12" table:number-columns-repeated="9"/>
          <table:table-cell table:style-name="ce10" office:value-type="string">
            <text:p>VMWare</text:p>
          </table:table-cell>
          <table:table-cell table:style-name="ce12" table:number-columns-repeated="3"/>
          <table:table-cell table:style-name="ce16" table:number-columns-repeated="2"/>
          <table:table-cell table:style-name="ce10" office:value-type="string">
            <text:p>VMWare</text:p>
          </table:table-cell>
          <table:table-cell table:style-name="ce12" table:number-columns-repeated="5"/>
          <table:table-cell table:style-name="ce16" table:formula="of:=SUM([.AK11:.AO11])" office:value-type="float" office:value="0">
            <text:p>0</text:p>
          </table:table-cell>
          <table:table-cell table:style-name="ce16" table:formula="of:=SUM([.B11:.AO11])" office:value-type="float" office:value="0">
            <text:p>0</text:p>
          </table:table-cell>
          <table:table-cell table:style-name="ce16" table:number-columns-repeated="981"/>
        </table:table-row>
        <table:table-row table:style-name="ro2">
          <table:table-cell table:style-name="ce10" office:value-type="string">
            <text:p>Postgres</text:p>
          </table:table-cell>
          <table:table-cell table:style-name="ce12" table:number-columns-repeated="3"/>
          <table:table-cell table:style-name="ce10" office:value-type="string">
            <text:p>Postgres</text:p>
          </table:table-cell>
          <table:table-cell table:style-name="ce12" table:number-columns-repeated="6"/>
          <table:table-cell table:style-name="ce10" office:value-type="string">
            <text:p>Postgres</text:p>
          </table:table-cell>
          <table:table-cell table:style-name="ce12" table:number-columns-repeated="7"/>
          <table:table-cell table:style-name="ce10" office:value-type="string">
            <text:p>Postgres</text:p>
          </table:table-cell>
          <table:table-cell table:style-name="ce12" table:number-columns-repeated="9"/>
          <table:table-cell table:style-name="ce10" office:value-type="string">
            <text:p>Postgres</text:p>
          </table:table-cell>
          <table:table-cell table:style-name="ce12" table:number-columns-repeated="3"/>
          <table:table-cell table:style-name="ce16" table:number-columns-repeated="2"/>
          <table:table-cell table:style-name="ce10" office:value-type="string">
            <text:p>Postgres</text:p>
          </table:table-cell>
          <table:table-cell table:style-name="ce12" table:number-columns-repeated="5"/>
          <table:table-cell table:style-name="ce16" table:formula="of:=SUM([.AK12:.AO12])" office:value-type="float" office:value="0">
            <text:p>0</text:p>
          </table:table-cell>
          <table:table-cell table:style-name="ce16" table:formula="of:=SUM([.B12:.AO12])" office:value-type="float" office:value="0">
            <text:p>0</text:p>
          </table:table-cell>
          <table:table-cell table:style-name="ce17" office:value-type="string">
            <text:p>? Bug</text:p>
          </table:table-cell>
          <table:table-cell table:style-name="ce16" table:number-columns-repeated="980"/>
        </table:table-row>
        <table:table-row table:style-name="ro2">
          <table:table-cell table:style-name="ce10" office:value-type="string">
            <text:p>SQLite</text:p>
          </table:table-cell>
          <table:table-cell table:style-name="ce12" table:number-columns-repeated="3"/>
          <table:table-cell table:style-name="ce10" office:value-type="string">
            <text:p>SQLite</text:p>
          </table:table-cell>
          <table:table-cell table:style-name="ce12" table:number-columns-repeated="6"/>
          <table:table-cell table:style-name="ce10" office:value-type="string">
            <text:p>SQLite</text:p>
          </table:table-cell>
          <table:table-cell table:style-name="ce12" table:number-columns-repeated="7"/>
          <table:table-cell table:style-name="ce10" office:value-type="string">
            <text:p>SQLite</text:p>
          </table:table-cell>
          <table:table-cell table:style-name="ce12" table:number-columns-repeated="9"/>
          <table:table-cell table:style-name="ce10" office:value-type="string">
            <text:p>SQLite</text:p>
          </table:table-cell>
          <table:table-cell table:style-name="ce12" table:number-columns-repeated="2"/>
          <table:table-cell table:style-name="ce11" office:value-type="float" office:value="1">
            <text:p>1</text:p>
          </table:table-cell>
          <table:table-cell table:style-name="ce16" table:number-columns-repeated="2"/>
          <table:table-cell table:style-name="ce10" office:value-type="string">
            <text:p>SQLite</text:p>
          </table:table-cell>
          <table:table-cell table:style-name="ce12" table:number-columns-repeated="5"/>
          <table:table-cell table:style-name="ce16" table:formula="of:=SUM([.AK13:.AO13])" office:value-type="float" office:value="0">
            <text:p>0</text:p>
          </table:table-cell>
          <table:table-cell table:style-name="ce16" table:formula="of:=SUM([.B13:.AO13])" office:value-type="float" office:value="1">
            <text:p>1</text:p>
          </table:table-cell>
          <table:table-cell table:style-name="ce16" table:number-columns-repeated="981"/>
        </table:table-row>
        <table:table-row table:style-name="ro8">
          <table:table-cell/>
          <table:table-cell table:style-name="ce9" office:value-type="string" table:number-columns-spanned="2" table:number-rows-spanned="1">
            <text:p>In mercurial and berkeleydb, problems occur when appends can be split within block boundaries too.</text:p>
          </table:table-cell>
          <table:covered-table-cell/>
          <table:table-cell table:number-columns-repeated="6"/>
          <table:table-cell table:style-name="ce9" office:value-type="string">
            <text:p>The fact that this is being somewhat tolerated might be interesting</text:p>
          </table:table-cell>
          <table:table-cell table:number-columns-repeated="1014"/>
        </table:table-row>
        <table:table-row table:style-name="ro9">
          <table:table-cell table:number-columns-repeated="17"/>
          <table:table-cell office:value-type="string">
            <text:p>Not sure about implication if truncate has garbage</text:p>
          </table:table-cell>
          <table:table-cell table:number-columns-repeated="20"/>
          <table:table-cell office:value-type="string">
            <text:p>^^^ Prefix bugs</text:p>
          </table:table-cell>
          <table:table-cell table:number-columns-repeated="985"/>
        </table:table-row>
        <table:table-row table:style-name="ro2">
          <table:table-cell/>
          <table:table-cell office:value-type="string" table:number-columns-spanned="5" table:number-rows-spanned="1">
            <text:p>^^^ Writeback mode problems</text:p>
          </table:table-cell>
          <table:covered-table-cell table:number-columns-repeated="4"/>
          <table:table-cell table:number-columns-repeated="1018"/>
        </table:table-row>
        <table:table-row table:style-name="ro4" table:number-rows-repeated="3">
          <table:table-cell table:number-columns-repeated="1024"/>
        </table:table-row>
        <table:table-row table:style-name="ro4">
          <table:table-cell table:number-columns-repeated="8"/>
          <table:table-cell table:style-name="ce9"/>
          <table:table-cell table:number-columns-repeated="1015"/>
        </table:table-row>
        <table:table-row table:style-name="ro4" table:number-rows-repeated="65515">
          <table:table-cell table:number-columns-repeated="1024"/>
        </table:table-row>
        <table:table-row table:style-name="ro4">
          <table:table-cell table:number-columns-repeated="1024"/>
        </table:table-row>
      </table:table>
      <table:table table:name="Sheet4" table:style-name="ta3">
        <office:forms form:automatic-focus="false" form:apply-design-mode="false"/>
        <table:table-column table:style-name="co10" table:default-cell-style-name="Default"/>
        <table:table-column table:style-name="co10" table:default-cell-style-name="ce24"/>
        <table:table-column table:style-name="co14" table:default-cell-style-name="ce29"/>
        <table:table-column table:style-name="co15" table:default-cell-style-name="ce29"/>
        <table:table-column table:style-name="co16" table:default-cell-style-name="ce29"/>
        <table:table-column table:style-name="co16" table:default-cell-style-name="Default"/>
        <table:table-column table:style-name="co17" table:default-cell-style-name="ce29"/>
        <table:table-column table:style-name="co18" table:default-cell-style-name="ce29"/>
        <table:table-column table:style-name="co19" table:default-cell-style-name="ce29"/>
        <table:table-column table:style-name="co10" table:number-columns-repeated="1015" table:default-cell-style-name="Default"/>
        <table:table-row table:style-name="ro10" table:number-rows-repeated="2">
          <table:table-cell/>
          <table:table-cell table:style-name="Default" table:number-columns-repeated="4"/>
          <table:table-cell/>
          <table:table-cell table:style-name="Default" table:number-columns-repeated="3"/>
          <table:table-cell table:number-columns-repeated="1015"/>
        </table:table-row>
        <table:table-row table:style-name="ro10">
          <table:table-cell table:number-columns-repeated="2"/>
          <table:table-cell table:style-name="ce28" table:number-columns-repeated="2"/>
          <table:table-cell table:style-name="ce28" office:value-type="string" table:number-columns-spanned="2" table:number-rows-spanned="1">
            <text:p>Workload</text:p>
          </table:table-cell>
          <table:covered-table-cell table:style-name="ce28"/>
          <table:table-cell table:style-name="ce28" office:value-type="string">
            <text:p>Checker</text:p>
          </table:table-cell>
          <table:table-cell table:style-name="ce28"/>
          <table:table-cell table:style-name="ce28" office:value-type="string">
            <text:p>Protocol (short description)</text:p>
          </table:table-cell>
          <table:table-cell table:number-columns-repeated="1015"/>
        </table:table-row>
        <table:table-row table:style-name="ro10">
          <table:table-cell table:number-columns-repeated="2"/>
          <table:table-cell table:style-name="ce28" office:value-type="string">
            <text:p>Guarantees</text:p>
          </table:table-cell>
          <table:table-cell table:style-name="ce28" office:value-type="string">
            <text:p>Assumed persistence properties</text:p>
          </table:table-cell>
          <table:table-cell table:style-name="ce28" office:value-type="string">
            <text:p>Tested Parameters and Configurations</text:p>
          </table:table-cell>
          <table:table-cell table:style-name="ce28" office:value-type="string">
            <text:p>Workload</text:p>
          </table:table-cell>
          <table:table-cell table:style-name="ce28" table:number-columns-repeated="3"/>
          <table:table-cell table:number-columns-repeated="1015"/>
        </table:table-row>
        <table:table-row table:style-name="ro8">
          <table:table-cell/>
          <table:table-cell office:value-type="string">
            <text:p>Git</text:p>
          </table:table-cell>
          <table:table-cell office:value-type="string">
            <text:p>Fuzzy. Expected to work correctly on top of ordered file system, and with \textit{<text:span text:style-name="T1">fsyncobjectfiles}</text:span><text:span text:style-name="T2"> </text:span><text:span text:style-name="T2">configuration</text:span>. Manual recovery might be needed.</text:p>
          </table:table-cell>
          <table:table-cell office:value-type="string">
            <text:p>Fully Ordered. f<text:span text:style-name="T1">syncobjectfiles</text:span><text:span text:style-name="T2"> </text:span><text:span text:style-name="T2">offers some protection against </text:span><text:span text:style-name="T2">unordered (66% performance </text:span><text:span text:style-name="T2">loss).</text:span></text:p>
          </table:table-cell>
          <table:table-cell office:value-type="string">
            <text:p>-</text:p>
          </table:table-cell>
          <table:table-cell office:value-type="string">
            <text:p>L</text:p>
          </table:table-cell>
          <table:table-cell office:value-type="string">
            <text:p>Remove lock files. <text:span text:style-name="T1">status, </text:span><text:span text:style-name="T1">show-ref, log, fsck, add, rm, </text:span><text:span text:style-name="T1">commit, checkout</text:span>.</text:p>
          </table:table-cell>
          <table:table-cell/>
          <table:table-cell office:value-type="string">
            <text:p>(Explained in detail later)</text:p>
          </table:table-cell>
          <table:table-cell table:number-columns-repeated="1015"/>
        </table:table-row>
        <table:table-row table:style-name="ro13">
          <table:table-cell/>
          <table:table-cell office:value-type="string">
            <text:p>Mercurial</text:p>
          </table:table-cell>
          <table:table-cell office:value-type="string">
            <text:p>No promises on system crash. Manual recovery procedures listed in documentation. Two types of corruption: dirstate and repository.</text:p>
          </table:table-cell>
          <table:table-cell office:value-type="string">
            <text:p>N/A</text:p>
          </table:table-cell>
          <table:table-cell office:value-type="string">
            <text:p>-</text:p>
          </table:table-cell>
          <table:table-cell table:style-name="ce29" office:value-type="string">
            <text:p>add two files; commit;</text:p>
          </table:table-cell>
          <table:table-cell office:value-type="string">
            <text:p>Remove lock files. Perform all documented manual recovery procedures, (short of restoring repository from backup, or cloning). Two checkers – dirstate corruption: <text:span text:style-name="T1">status.</text:span> repository corruption: <text:span text:style-name="T1">show-</text:span><text:span text:style-name="T1">ref, log, fsck, add, rm, commit, </text:span><text:span text:style-name="T1">checkout.</text:span></text:p>
          </table:table-cell>
          <table:table-cell/>
          <table:table-cell office:value-type="string">
            <text:p>Dirstate information: update-via-rename. Repository information: Journal information to multiple log files before updating data files. Journal files later renamed to `undo journals' to rewind a commit.</text:p>
          </table:table-cell>
          <table:table-cell table:number-columns-repeated="1015"/>
        </table:table-row>
        <table:table-row table:style-name="ro14">
          <table:table-cell/>
          <table:table-cell office:value-type="string">
            <text:p>BerkeleyDB</text:p>
          </table:table-cell>
          <table:table-cell office:value-type="string">
            <text:p>Durability and consistency depending on workload parameters.</text:p>
          </table:table-cell>
          <table:table-cell office:value-type="string">
            <text:p>Atomic writes within page boundaries. <text:span text:style-name="T1">Checksum</text:span><text:span text:style-name="T2"> option </text:span><text:span text:style-name="T2">relieves assumption (X% </text:span><text:span text:style-name="T2">performance loss).</text:span></text:p>
          </table:table-cell>
          <table:table-cell office:value-type="string">
            <text:p>SYNC, NO_SYNC, WRITE_NO_SYNC; BTree, Hash; mmap() and no mmap()</text:p>
          </table:table-cell>
          <table:table-cell table:style-name="ce29" office:value-type="string">
            <text:p>Insert(enough key-value pairs to trigger multiple log file switches). Triggers level-zero compaction for LevelDB.</text:p>
          </table:table-cell>
          <table:table-cell office:value-type="string">
            <text:p>Switch on checksums, open with log recovery enabled, and retrieve all key-value pairs; check for sanity. Insert (two pairs)</text:p>
          </table:table-cell>
          <table:table-cell/>
          <table:table-cell office:value-type="string">
            <text:p>Write-ahead logging</text:p>
          </table:table-cell>
          <table:table-cell table:number-columns-repeated="1015"/>
        </table:table-row>
        <table:table-row table:style-name="ro9">
          <table:table-cell/>
          <table:table-cell office:value-type="string">
            <text:p>LevelDB</text:p>
          </table:table-cell>
          <table:table-cell office:value-type="string">
            <text:p>Durability depending on workload parameters. Consistent and ordered always.</text:p>
          </table:table-cell>
          <table:table-cell office:value-type="string">
            <text:p>None.</text:p>
          </table:table-cell>
          <table:table-cell office:value-type="string">
            <text:p>Sync = on/off</text:p>
          </table:table-cell>
          <table:table-cell table:style-name="ce29" office:value-type="string">
            <text:p>U</text:p>
          </table:table-cell>
          <table:table-cell office:value-type="string">
            <text:p>Do RecoverDB with checksum verification, retrieve all key-value pairs with checksum verification; check for sanity. Insert (two pairs)</text:p>
          </table:table-cell>
          <table:table-cell/>
          <table:table-cell office:value-type="string">
            <text:p>Write-ahead-logging with multi-level background (parallel) compaction</text:p>
          </table:table-cell>
          <table:table-cell table:number-columns-repeated="1015"/>
        </table:table-row>
        <table:table-row table:style-name="ro15">
          <table:table-cell/>
          <table:table-cell office:value-type="string">
            <text:p>LMDB</text:p>
          </table:table-cell>
          <table:table-cell office:value-type="string">
            <text:p>Durability and consistency depending on configuration.</text:p>
          </table:table-cell>
          <table:table-cell office:value-type="string">
            <text:p>None.</text:p>
          </table:table-cell>
          <table:table-cell office:value-type="string">
            <text:p>Sync = on/off; metasync=on/off</text:p>
          </table:table-cell>
          <table:table-cell table:style-name="ce29" office:value-type="string">
            <text:p>Insert(three key-value pairs). Vacuum database. For GDBM.</text:p>
          </table:table-cell>
          <table:table-cell office:value-type="string">
            <text:p>Retrieve all key-value pairs; check for sanity. Insert (two pairs). Call environment.stat().</text:p>
          </table:table-cell>
          <table:table-cell/>
          <table:table-cell office:value-type="string">
            <text:p>Shadow paging multi-version concurrency control (two versions)</text:p>
          </table:table-cell>
          <table:table-cell table:number-columns-repeated="1015"/>
        </table:table-row>
        <table:table-row table:style-name="ro16">
          <table:table-cell/>
          <table:table-cell office:value-type="string">
            <text:p>GDBM</text:p>
          </table:table-cell>
          <table:table-cell table:style-name="ce16" office:value-type="string">
            <text:p>Unclear consistency. Durability after completing insert, depending on workload parameters.</text:p>
          </table:table-cell>
          <table:table-cell office:value-type="string">
            <text:p>N/A</text:p>
          </table:table-cell>
          <table:table-cell office:value-type="string">
            <text:p>Sync = on/off</text:p>
          </table:table-cell>
          <table:table-cell table:style-name="ce29" office:value-type="string">
            <text:p>U</text:p>
          </table:table-cell>
          <table:table-cell office:value-type="string">
            <text:p>Retrieve all key-value pairs; check for sanity. Insert (two pairs).</text:p>
          </table:table-cell>
          <table:table-cell/>
          <table:table-cell table:style-name="ce24" office:value-type="string">
            <text:p>Inserts: Append new data, update metadata in-place. Vacuum: Update-via-rename.</text:p>
          </table:table-cell>
          <table:table-cell table:number-columns-repeated="1015"/>
        </table:table-row>
        <table:table-row table:style-name="ro15">
          <table:table-cell table:style-name="ce23"/>
          <table:table-cell office:value-type="string">
            <text:p>HSqlDB</text:p>
          </table:table-cell>
          <table:table-cell office:value-type="string">
            <text:p>Durability depending on workload parameters. Consistent and ordered always.</text:p>
          </table:table-cell>
          <table:table-cell office:value-type="string">
            <text:p>None.</text:p>
          </table:table-cell>
          <table:table-cell office:value-type="string">
            <text:p>Write delay = 0/500ms</text:p>
          </table:table-cell>
          <table:table-cell table:style-name="ce24" office:value-type="string">
            <text:p>Insert multiple, big transactions</text:p>
          </table:table-cell>
          <table:table-cell table:style-name="Default" office:value-type="string">
            <text:p>L</text:p>
          </table:table-cell>
          <table:table-cell/>
          <table:table-cell table:style-name="ce24" office:value-type="string">
            <text:p>Write-ahead logging, with multiple update-via-renames during checkpointing.</text:p>
          </table:table-cell>
          <table:table-cell table:style-name="ce23" table:number-columns-repeated="1015"/>
        </table:table-row>
        <table:table-row table:style-name="ro15">
          <table:table-cell/>
          <table:table-cell office:value-type="string">
            <text:p>SQLite</text:p>
          </table:table-cell>
          <table:table-cell office:value-type="string">
            <text:p>Durability and consistency configurable.</text:p>
          </table:table-cell>
          <table:table-cell table:style-name="ce28" office:value-type="string">
            <text:p>None by default. Configurable, upto 250% performance improvement.</text:p>
          </table:table-cell>
          <table:table-cell office:value-type="string">
            <text:p>WAL/Rollback; Synchronous=Full,Normal</text:p>
          </table:table-cell>
          <table:table-cell table:style-name="ce24" office:value-type="string">
            <text:p>Insert transactions. Trigger checkpoint in WAL mode.</text:p>
          </table:table-cell>
          <table:table-cell office:value-type="string">
            <text:p>Retrieve transactions, insert two additional transactions.</text:p>
          </table:table-cell>
          <table:table-cell table:style-name="ce28"/>
          <table:table-cell table:style-name="ce24" office:value-type="string">
            <text:p>Rollback/WAL depending on configuration. </text:p>
          </table:table-cell>
          <table:table-cell table:number-columns-repeated="1015"/>
        </table:table-row>
        <table:table-row table:style-name="ro17">
          <table:table-cell/>
          <table:table-cell office:value-type="string">
            <text:p>Postgres</text:p>
          </table:table-cell>
          <table:table-cell table:style-name="ce24" office:value-type="string">
            <text:p>Durability configurable. Consistent always.</text:p>
          </table:table-cell>
          <table:table-cell table:style-name="ce24" office:value-type="string">
            <text:p>None.</text:p>
          </table:table-cell>
          <table:table-cell office:value-type="string">
            <text:p>Sync = on/off</text:p>
          </table:table-cell>
          <table:table-cell table:style-name="ce24" office:value-type="string">
            <text:p>Insert multiple, big transactions</text:p>
          </table:table-cell>
          <table:table-cell table:style-name="ce24" office:value-type="string">
            <text:p>U</text:p>
          </table:table-cell>
          <table:table-cell table:style-name="ce24"/>
          <table:table-cell office:value-type="string">
            <text:p>Write-ahead logging</text:p>
          </table:table-cell>
          <table:table-cell table:number-columns-repeated="1015"/>
        </table:table-row>
        <table:table-row table:style-name="ro17">
          <table:table-cell/>
          <table:table-cell office:value-type="string">
            <text:p>VMWare</text:p>
          </table:table-cell>
          <table:table-cell table:style-name="ce24" office:value-type="string">
            <text:p>Host-caching configurable. FLUSH commands consistent and durable without host-caching.</text:p>
          </table:table-cell>
          <table:table-cell table:style-name="ce24" office:value-type="string">
            <text:p>None.</text:p>
          </table:table-cell>
          <table:table-cell table:style-name="ce24" office:value-type="string">
            <text:p>Static/dynamic vmdk file. Single/multiple vmdk files.</text:p>
          </table:table-cell>
          <table:table-cell table:style-name="ce24" office:value-type="string">
            <text:p>Write to two blocks from within guest. <text:span text:style-name="T1">Fsync()</text:span><text:span text:style-name="T2"> special </text:span><text:span text:style-name="T2">file after each block-write.</text:span></text:p>
          </table:table-cell>
          <table:table-cell table:style-name="ce24" office:value-type="string">
            <text:p>Use <text:span text:style-name="T1">VMWare mount. </text:span><text:span text:style-name="T2">W</text:span>ritten data should be present after fsync() returns within guest.</text:p>
          </table:table-cell>
          <table:table-cell table:style-name="ce24"/>
          <table:table-cell table:style-name="ce24" office:value-type="string">
            <text:p>Write block data in-place; <text:span text:style-name="T1">fsync()</text:span><text:span text:style-name="T2">; update vmdk header </text:span><text:span text:style-name="T2">synchronously in-place.</text:span></text:p>
          </table:table-cell>
          <table:table-cell table:number-columns-repeated="1015"/>
        </table:table-row>
        <table:table-row table:style-name="ro10">
          <table:table-cell/>
          <table:table-cell office:value-type="string">
            <text:p>HDFS</text:p>
          </table:table-cell>
          <table:table-cell table:style-name="ce24" office:value-type="string">
            <text:p>FS operations are consistent and durable.</text:p>
          </table:table-cell>
          <table:table-cell table:style-name="ce24" office:value-type="string">
            <text:p>None.</text:p>
          </table:table-cell>
          <table:table-cell table:style-name="ce24" office:value-type="string">
            <text:p>None.</text:p>
          </table:table-cell>
          <table:table-cell table:style-name="ce28" office:value-type="string">
            <text:p>Create hierarchical directories and files within directories.</text:p>
          </table:table-cell>
          <table:table-cell table:style-name="ce28" office:value-type="string">
            <text:p>Created directories and files should be retrievable after the creating operations return.</text:p>
          </table:table-cell>
          <table:table-cell table:style-name="ce28"/>
          <table:table-cell table:style-name="ce28" office:value-type="string">
            <text:p>Save metadata of exposed file system within a single file using WAL.</text:p>
          </table:table-cell>
          <table:table-cell table:number-columns-repeated="1015"/>
        </table:table-row>
        <table:table-row table:style-name="ro10">
          <table:table-cell/>
          <table:table-cell table:style-name="Default"/>
          <table:table-cell table:style-name="ce27"/>
          <table:table-cell table:style-name="Default" table:number-columns-repeated="2"/>
          <table:table-cell/>
          <table:table-cell table:style-name="Default" table:number-columns-repeated="3"/>
          <table:table-cell table:number-columns-repeated="101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5">04/15/2014</text:date>, <text:time>17:31:0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4-15T17:31:09</dc:date>
    <meta:editing-duration>PT25H28M36S</meta:editing-duration>
    <meta:editing-cycles>156</meta:editing-cycles>
    <meta:generator>OpenOffice.org/3.2$Unix OpenOffice.org_project/320m19$Build-9505</meta:generator>
    <dc:creator>madthanu Pillai</dc:creator>
    <meta:document-statistic meta:table-count="3" meta:cell-count="331"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Option Explicit

REM ***** USER SETTINGS ******
' Set the character encoding that should be used.
' The character encoding names refer to the document http://www.iana.org/assignments/character-sets.
' Which character sets are supported depends on the implementation. 
' For example, you can choose a charset from"ASCII", "Latin-1", "ISO-8859-1", "Latin-9", "ISO-8859-15", 
' "windows-1252","UTF-8", "SJIS", "EUC-JP", and so on.
public const user_charset = "windows-1252"

' Set the line feed character.
' You can choose from "lf"(for Linux), "crlf"(for Windows), and "cr".
public const user_linefeed = "crlf" 
REM ***** END ****************


' to save settings used by the "save as" file dialog
Global dialogDirectory as string
Global dialogFilename as string

' to save settings used by the GUI setting dialog
'Global aGlobalSetting as GlobalSettings
Global aGlobalSetting_tabularEnable as Integer
Global aGlobalSetting_labelString as String
Global aGlobalSetting_captionString as String
Global aGlobalSetting_captionPosition as Integer
Global aGlobalSetting_horizontalPosition as Integer
Global aGlobalSetting_insertPosition as Integer
Global aGlobalSetting_ruledLine as Integer
Global aGlobalSetting_formatCells as Integer
Global aGlobalSetting_outputResult as Integer
Global aGlobalSetting_replaceReservedWord as Integer

public const strAppname = "Calc2LaTeX"
public const strVersion = "0.2.4"

public strEOL As String

REM Reserved Word of TeX
public const strBeginTabular = "\begin{tabular}"
public const strEndTabular   = "\end{tabular}"
public const strBeginLeft    = "\begin{flushleft}"
public const strEndLeft      = "\end{flushleft}"
public const strBeginCenter  = "\begin{center}"
public const strEndCenter    = "\end{center}"
public const strBeginRight   = "\begin{flushright}"
public const strEndRight     = "\end{flushright}"

public const strBeginTable   = "\begin{table}"
public const strEndTable     = "\end{table}"

public const strHeadLabel    = "\label{"
public const strTailLabel    = "}"
public const strHeadCaption  = "\caption{"
public const strTailCaption  = "}"

public const strHeadTabularOption = "{"
public const strTailTabularOption = "}"

public const strTabularOptionLeft   = "l"
public const strTabularOptionCenter = "c"
public const strTabularOptionRight  = "r"

public const strTableHere       = "[htbp]"
public const strTableTop        = "[tbp]"
public const strTableBottom     = "[bp]"
public const strTableUseOnePage = "[p]"

public const strHeadMulticolumn = "\multicolumn{"
public const strSplitMulticolumn = "}{"
public const strTailMulticolumn = "}"

public const strHeadMultirow = "\multirow{"
public const strSplitMultirow = "}{"
public const strTailMultirow = "}"

public const strHeadTableIrregularCellPosition  = "\multicolumn{1}{"
public const strSplitTableIrregularCellPosition = "}{"
public const strTailTableIrregularCellPosition  = "}"

public const strHoriBorderLine = "\hline"
public const strVertBorderLine ="|"

public const strHeadCline = "\cline{"
public const strSplitCline ="-"
public const strTailCline = "}"

public const strSplit  = " &amp; " 
public const strEndColumn = " \\"

' for replacement of reserved words
'public const strBackslash ="\"
'public const strReplacedBackslash = "$\backslash$" ' you can't use "\verb|\|" in multicolumn.
public const strPercent ="%"
public const strReplacedPercent ="\%"
public const strOpenningBrace="{"
public const strReplacedOpenningBrace="\{"
public const strClosingBrace = "}"
public const strReplacedClosingBrace = "\}"
public const strUnderBar = "_"
public const strReplacedUnderBar = "\_"
public const strAmp = "&amp;"
public const strReplacedAmp = "\&amp;"
public const strSharp = "#"
public const strReplacedSharp = "\#"
public const strDollar = "$"
public const strReplacedDollar = "\$"


public const constON   As Boolean = True
public const constOFF  As Boolean =  False

Type ReturnValueOfSettings
	strTableHead As String
	strTableTail As String
	bLineONOFF As Boolean
	bEnableFormattingCells As Boolean
	bResultWindow As Boolean
	bEnableReplaceWords As Boolean
End Type

Public oDocument As Object

REM MAIN
Sub Main
	'init
	'static aGlobalSetting as GlobalSettings

	Dim oSheet As Object
	Dim oSelection As Object
	Dim strTable As String
	
	' ENTER 
	'strEOL = Chr(10) + Chr(13)
	if user_linefeed = "crlf" then
		strEOL =Chr(13) + Chr(10)
	elseif  user_linefeed = "lf" then
		strEOL = Chr(10)
	else
		strEOL = Chr(13)
	endif
	
	oDocument = ThisComponent

	oDocument.addActionLock

    oSelection = oDocument.CurrentController.Selection

	strTable = makeTableBody(oSelection, true, true, true)
	strTable = strBeginTabular +  strTable + strEndTabular + strEOL

	outputResultWithFileDialog(strTable)
	
	oDocument.removeActionLock    
End Sub

REM TABLE BODY
Function MakeTableBody(oCellRange as Object, bONOFF as Boolean, bEnableFormattingCells as Boolean, bEnableReplaceWords as Boolean ) As String
	Dim nCols,nRows As Long
	Dim i,j, k As Long
	Dim oCell As Object
	Dim oBaseRangeAddress As New com.sun.star.table.CellRangeAddress
	nCols                     = oCellRange.Columns.Count
	nRows                    = oCellRange.Rows.Count
	oBaseRangeAddress = oCellRange.getRangeAddress

	Dim strTabularOption As String
	strTabularOption = MakeTabularOption(oCellRange)

	Dim strTable As String
    strTable=""
	strTable = strTable + strHeadTabularOption+ insertBorderMark(strTabularOption,bONOFF) + _
				strTailTabularOption + strEoL

	strTable= strTable + makeHLine(bONOFF) + strEoL
	

	Dim flagMargedHidden As Integer
    Dim oSheet As Object
    Dim oCursor As Object
    Dim oRangeAddress As New com.sun.star.table.CellRangeAddress

	Dim nClinePrev As Integer
	Dim strColumnLine As String

	oSheet = ThisComponent.CurrentController.ActiveSheet
	
	
	k = 0
	
   	For j=0 To (nRows-1)
				nClinePrev = 1
				strColumnLine = ""
	    For i=0 To (nCols-1)
			' Marged Cell Check

    		oCell = oCellRange.getCellByPosition(i,j)
			oCursor = oSheet.createCursor()
			oCursor.gotoStart()

REM [DEV  INFO] ver024 FIX BEGIN
 			oCursor.gotoOffset(i+oBaseRangeAddress.StartColumn,j+oBaseRangeAddress.StartRow)
'			Dim offsetBaseColumn as long, offsetBaseRow as long
'			if oBaseRangeAddress.StartColumn = 0 then
'				offsetBaseColumn = oBaseRangeAddress.StartColumn
'			else
'				offsetBaseColumn = oBaseRangeAddress.StartColumn -1
'			endif
'			if oBaseRangeAddress.StartRow = 0 then
'				offsetBaseRow = oBaseRangeAddress.StartRow
'			else
'				offsetBaseRow = oBaseRangeAddress.StartRow -1
'			endif
'			oCursor.gotoOffset(i+offsetBaseColumn ,j+offsetBaseRow)
REM [DEV  INFO] ver024 FIX END



			oCursor.collapseToMergedArea()
			oRangeAddress = oCursor.getRangeAddress()

       		Dim strACellOutput As String
			flagMargedHidden = 0

			if k &lt; 30 then
				k = k + 1
			end if
			' horizontal check
			If (oRangeAddress.EndColumn &lt;&gt; oRangeAddress.StartColumn ) then
				' Marged
				If (oRangeAddress.StartColumn - oBaseRangeAddress.StartColumn = i ) Then
					' First Column
			  		strACellOutput = strHeadMulticolumn + str(oRangeAddress.EndColumn - oRangeAddress.StartColumn+1) + strSplitMulticolumn
					If i=0 then
				  		strACellOutput = strACellOutput + makeVLine(bONOFF) + convPositionToString(getPosition(oCell)) + makeVLine(bONOFF)
					else
						strACellOutput = strACellOutput + convPositionToString(getPosition(oCell)) +makeVLine(bONOFF)
					end if
						
				    'strACellOutput =  strACellOutput + strSplitMulticolumn + ReplaceReservedWords(oCell.String) +strTailMulticolumn
					strACellOutput =  strACellOutput + strSplitMulticolumn + "\parbox[c]{" + str(oRangeAddress.EndColumn - oRangeAddress.StartColumn+1) + "\cellwidth}{\centering " + getFormattedCellString(ReplaceReservedWords(oCell.String, bEnableReplaceWords),oCell,bEnableFormattingCells) + "}" +strTailMulticolumn

				  	' cline
				  	if((oRangeAddress.EndRow -oBaseRangeAddress.StartRow) &lt;&gt; j) And _
				  		(nClinePrev &lt;=(i+1-1))  then
				  		'strColumnLine = strColumnLine + strHeadCline + Str(nClinePrev) + "-" + Str(i+1-1) + strTailCline
						strColumnLine = strColumnLine + makeCLine(nClinePrev, i+1-1, bONOFF)
						nClinePrev = i+2
				  	endif
			    else
					' Hidden Cells (Marged)
					flagMargedHidden = 1
				    strACellOutput=""
						' cline
				  	if((oRangeAddress.EndRow-oBaseRangeAddress.StartRow) &lt;&gt; j) then
  						nClinePrev = i+2
  					endif
				endif
				
			'  vertical  check
			elseif oRangeAddress.EndRow &lt;&gt; oRangeAddress.StartRow then
				' marged
			  	strACellOutput =strHeadMultirow+ str(oRangeAddress.EndRow - oRangeAddress.StartRow+1) + strSplitMultirow
				'If i=0 then
				'	strACellOutput = strACellOutput + makeVLine(bONOFF) + convPositionToString(getPosition(oCell)) + makeVLine(bONOFF)
				'else
				'	strACellOutput = strACellOutput + convPositionToString(getPosition(oCell)) +makeVLine(bONOFF)
				'end if
				strACellOutput = strACellOutput + "*"
				'strACellOutput =  strACellOutput + strSplitMulticolumn + ReplaceReservedWords(oCell.String) +strTailMulticolumn
				' hide cells which is covered with a marged cell
				strACellOutput =  strACellOutput + strSplitMultirow
				if oRangeAddress.StartRow-oBaseRangeAddress.StartRow = j then
					'strACellOutput =  strACellOutput + ReplaceReservedWords(oCell.String)
					strACellOutput =  strACellOutput + "\parbox{\cellwidth}{" + getFormattedCellString(ReplaceReservedWords(oCell.String, bEnableReplaceWords),oCell,bEnableFormattingCells) + "}"
					strACellOutput =  strACellOutput + strTailMultirow
				else
					strACellOutput = ""
				endif
				
				' cline
				if((oRangeAddress.EndRow -oBaseRangeAddress.StartRow) &lt;&gt; j) And _
					(nClinePrev &lt;=(i+1-1))  then
					'strColumnLine = strColumnLine + strHeadCline + Str(nClinePrev) +strSplitCline + Str(i+1-1) + strTailCline 
					strColumnLine = strColumnLine + makeCLine(nClinePrev,i+1-1, bONOFF)
				 endif
				 if((oRangeAddress.EndRow -oBaseRangeAddress.StartRow) &lt;&gt; j) then
					nClinePrev = i+2
				 endif

			else
				' not Marged
				If StrComp(Mid(strTabularOption,i+1,1), _
					convPositionToString(getPosition(oCell)))=0 Then
'					strACellOutput = ReplaceReservedWords(oCell.String)
					strACellOutput = getFormattedCellString(ReplaceReservedWords(oCell.String, bEnableReplaceWords),oCell,bEnableFormattingCells)

				else
					strACellOutput =  strHeadTableIrregularCellPosition
					If i=0 Then
						strACellOutput = strACellOutput + makeVLine(bONOFF)
					End If
'					strACellOutput =	strACellOutput + _
'								convPositionToString(getPosition(oCell)) + _
'								makeVLine(bONOFF) + _
'								strSplitTableIrregularCellPosition + _
'								ReplaceReservedWords(oCell.String)+strTailTableIrregularCellPosition

					strACellOutput =	strACellOutput + _
								convPositionToString(getPosition(oCell)) + _
								makeVLine(bONOFF) + _
								strSplitTableIrregularCellPosition + _
								getFormattedCellString(ReplaceReservedWords(oCell.String, bEnableReplaceWords),oCell,bEnableFormattingCells) +strTailTableIrregularCellPosition

				endif			
			endif
			oCursor = Nothing

			strTable = strTable + strACellOutput
	
			If (i &lt;&gt; (nCols-1)) AND (flagMargedHidden &lt;&gt; 1) AND (oRangeAddress.EndColumn &lt;&gt; (oBaseRangeAddress.StartColumn + nCols-1)) Then
					strTable = strTable + strSplit
			End If
		Next i

		if(nClinePrev =1) then
			' this line is not marged
			strTable = strTable + strEndColumn + " " + makeHLine(bONOFF) + strEOL
		else
			If nClinePrev &lt;= (nCols-1)+1 then
				' the last cell in this column isn't marged
 	        	'strColumnLine = strColumnLine + strHeadCline + Str(nClinePrev) +strSplitCline + Str((nCols-1)+1) +strTailCline
 	        	strColumnLine = strColumnLine + makeCLine(nClinePrev, (nCols-1)+1, bONOFF)
 	        	
			endif
				
			strTable = strTable + strEndColumn + " " + strColumnLine + strEOL
		endif
	Next j
	
	MakeTableBody = strTable
End Function

Function insertBorderMark(strTabularOption as String, bONOFF as Integer) As String
	Dim i as Integer
	Dim strRet As String

	if bONOFF = constON then
		strRet = "" + strVertBorderLine
		For i=1 To Len(strTabularOption)
			strRet = strRet + Mid(strTabularOption,i,1) + strVertBorderLine
		Next i
	else
		strRet = strTabularOption
	endif
	insertBorderMark = strRet
End Function


Function convPositionToString(oPosition As Long) As String
	If oPosition = com.sun.star.table.CellHoriJustify.LEFT Then
			convPositionToString = strTabularOptionLeft
	Elseif oPosition = com.sun.star.table.CellHoriJustify.CENTER Then
			convPositionToString = strTabularOptionCenter
	Elseif oPosition = com.sun.star.table.CellHoriJustify.RIGHT Then
			convPositionToString = strTabularOptionRight
	Else
			convPositionToString = convStandardPosToString
	End If
End Function

Function convStandardPosToString As String
	convStandardPosToString = strTabularOptionLeft
End Function

Function getPosition(oCell As Object) As Long
	Dim nPosition AS Integer
	nPosition = oCell.HoriJustify
	If nPosition = com.sun.star.table.CellHoriJustify.STANDARD Then
		getPosition = getStandardPosition(oCell.getType)
	Else
		getPosition = nPosition
	Endif
End Function


Function getStandardPosition(nCellContentType As Long) As Long
	If nCellContentType = com.sun.star.table.CellContentType.FORMULA  Then
		'NEED TO FIX THIS CASE!!
		getStandardPosition  = com.sun.star.table.CellHoriJustify.RIGHT
	ElseIf nCellContentType = com.sun.star.table.CellContentType.VALUE Then
		getStandardPosition = com.sun.star.table.CellHoriJustify.RIGHT
	ElseIf nCellContentType = com.sun.star.table.CellContentType.TEXT Then
		getStandardPosition  = com.sun.star.table.CellHoriJustify.LEFT
	Else
		getStandardPosition  = com.sun.star.table.CellHoriJustify.LEFT
	Endif
End Function

Function makeHLine(bONOFF as Integer) As String
	if(bONOFF = constON) then
		makeHLine = strHoriBorderLine
	else
		makeHLine = ""
	endif
End Function

Function makeVLine(bONOFF as Integer) As String
	if(bONOFF = constON) then
		makeVLine = strVertBorderLine
	else
		makeVLine = ""
	endif
End Function

Function makeCLine(nStartColumn as Integer, nEndColumn as Integer, bONOFF) as String
	if(bONOFF = constON) then
		makeCLine = strHeadCline + Str(nStartColumn) +strSplitCline + Str(nEndColumn) + strTailCline 
	else
		makeCLine = ""
	endif
end Function

Function MakeTabularOption(oCellRange As Object) As String
	Dim i,j As Long
	Dim nCols,nRows As Long
	Dim nCountLeft,nCountCenter,nCount,nCountRight As Long
	Dim strTabularOption As String
	Dim oCell As Object
	

	nCols = oCellRange.Columns.Count
	nRows = oCellRange.Rows.Count

	For i=0 To (nCols-1)
		nCountLeft   = 0
		nCountCenter = 0
		nCountRight  = 0

		For j=0 To (nRows-1)
			oCell = oCellRange.getCellByPosition(i,j)
			
			If convPositionToString(getPosition(oCell)) = strTabularOptionLeft Then
				nCountLeft = nCountLeft  + 1
			Elseif convPositionToString(getPosition(oCell)) = strTabularOptionCenter Then
				nCountCenter = nCountCenter + 1
			Elseif convPositionToString(getPosition(oCell)) = strTabularOptionRight Then
				nCountRight = nCountRight  + 1				
			Endif
		Next j
		strTabularOption = strTabularOption + detectMaxLCR(nCountLeft,nCountCenter,nCountRight)
	Next i
	MakeTabularOption = strTabularOption
	
End Function

Function detectMaxLCR(nLeft As Long,nCenter As Long,nRight As Long) As String
	If (nLeft &gt;= nCenter) And (nLeft &gt;= nRight) Then
		'detectMaxLCR = com.sun.star.table.CellHoriJustify.LEFT
		detectMaxLCR = strTabularOptionLeft
	Elseif (nCenter &gt;= nLeft) And (nCenter&gt;=nRight) Then
		'detectMaxLCR = com.sun.star.table.CellHoriJustify.CENTER
		detectMaxLCR = strTabularOptionCenter
	Else
		'detectMaxLCR = com.sun.star.table.CellHoriJustify.RIGHT
		detectMaxLCR = strTabularOptionRight			
	End If
End Function

'ex)
'strItem="%a%bcde%f%g%"
'strSign = "%"
'strReplacedSign = "\%"
'return = "\%a\%bcde\%f\%g\%"
Sub ReplaceString(strItem As String,strSign As String,strReplacedSign As String) As String
	Dim nSeek As Integer
	Dim nItemLength As Integer

	nSeek=InStr(1,strItem,strSign)
	While(nSeek &lt;&gt; 0)
		nItemLength = Len(strItem)
		strItem = Left(strItem,nSeek-1)+ strReplacedSign + Right(strItem,nItemLength-nSeek)
		nSeek=nSeek+Len(strReplacedSign)
		nSeek=InStr(nSeek,strItem,strSign)
	Wend
	
	ReplaceString=strItem
End Sub

'FIX !
Sub ReplaceReservedWords (Byval strItem As String, Byval bEnable as Boolean) As String
	Dim reservedWords as variant
	Dim replacedWords as variant

'	reservedWords = Array(strBackslash,strPercent,strOpenningBrace,strClosingBrace,strUnderBar,strAmp,strSharp,strDollar)
'	replacedWords = Array(strReplacedBackslash,strReplacedPercent,strReplacedOpenningBrace,strReplacedClosingBrace, _
'								strReplacedUnderBar,strReplacedAmp,strReplacedSharp,strReplacedDollar)
	reservedWords = Array(strPercent,strOpenningBrace,strClosingBrace,strUnderBar,strAmp,strSharp,strDollar)
	replacedWords = Array(strReplacedPercent,strReplacedOpenningBrace,strReplacedClosingBrace, _
								strReplacedUnderBar,strReplacedAmp,strReplacedSharp,strReplacedDollar)

	if (bEnable = constON) then	
		Dim i as Integer
		For i = LBound(reservedWords) to UBound(reservedWords)
			strItem = ReplaceString(strItem,Cstr(reservedWords(i)),CStr(replacedWords(i)))
		Next i
	endif
	
	ReplaceReservedWords = strItem
	
	' ReplaceReservedWords = ReplaceString(strItem,strPercent,strReplacedPercent)
End Sub

Function getFormattedCellString( strValue as String, oCell as Object, bEnable as Boolean) As String
	Dim strRet as String
	strRet = strValue

	if(bEnable = constON) then
		'oCell.CharPostureAsian
		if oCell.CharPosture = com.sun.star.awt.FontSlant.ITALIC then
			strRet = "\textit{" + strRet + "}"
		endif
	
		if oCell.CharWeight = com.sun.star.awt.FontWeight.BOLD then
			strRet = "\textbf{" + strRet + "}"
		endif
	endif
	
	getFormattedCellString = strRet
End Function


REM ShowResults
Function ShowResults(strTextTable As String)
	Dim oDialog As Object
	Dim oTextField As Object
	
	DialogLibraries.LoadLibrary( "Calc2LaTeX" )
	oDialog = createUnoDialog( DialogLibraries.Calc2LaTeX.ShowResults)

	'MoDialog = oDialog.getModel()
	oDialog.setTitle( "Table" )
	
	oTextField = oDialog.getControl("TextField1")
	oTextField.setText( strTextTable )

	' select all strings	
	Dim oSelection
	oSelection = createUnoStruct( "com.sun.star.awt.Selection" ) 
    With oSelection 
       .Min = 0
       .Max = len(strTextTable) 
    End With 
	oTextField.setSelection(oSelection)

	oDialog.execute()  
End Function


public oDialog As Object
REM SETTINGS UNDER DEVELOPMENT
Function Settings2 () As ReturnValueOfSettings

	
	Dim oControl As Object

	Dim aRetvalue As ReturnValueOfSettings
	
	DialogLibraries.LoadLibrary( "Calc2LaTeX" )
	oDialog = createUnoDialog( DialogLibraries.Calc2LaTeX.DlgOption)
	oDialog.setTitle( "Settings" )
	oDialog.getControl("lblVersion").setText(strAppName +strEoL + strVersion  + strEoL + strEoL + user_charset + strEoL + user_linefeed)

	' load settings
	'On Error GoTo ERR1
	oDialog.getControl("textLabelName").setText(aGlobalSetting_labelString)
	oDialog.getControl("textCaption").setText(aGlobalSetting_captionString)

	Select Case aGlobalSetting_tabularEnable
		Case 0
			oDialog.getControl("optTableAll").State =True
		Case else
			oDialog.getControl("optTableTabular").State =True
	End Select
	changeTableStatus()
	
	Select Case aGlobalSetting_captionPosition
		Case 0
			oDialog.getControl("optCaptionTop").State =True
		Case else
			oDialog.getControl("optCaptionBottom").State =True
	End Select

	Select Case aGlobalSetting_horizontalPosition
		case 0
			oDialog.getControl("optHpNone").State=true		
		Case 1
			oDialog.getControl("optHpLeft").State=true
		Case 2
			oDialog.getControl("optHpCenter").State = true
		Case else
			oDialog.getControl("optHpRight").State =  true
	End Select

	Select Case aGlobalSetting_insertPosition
		Case 0
			oDialog.getControl("optIpHere").State=true
		Case 1
			oDialog.getControl("optIpTop").State=true 
		Case 2
			oDialog.getControl("optIpBottom").State=true
		Case else
			oDialog.getControl("optIpOnePage").State=true
	End Select

	Select Case aGlobalSetting_ruledLine
		Case 0
			oDialog.getControl("ruled line on").State=true 
		Case else
			oDialog.getControl("ruled line off").State=true 
	End Select
	
	Select Case aGlobalSetting_formatCells
		Case 0
			oDialog.getControl("FormatCellsOn").State=true
		Case else
			oDialog.getControl("FormatCellsOff").State=true
	End Select	

	Select Case aGlobalSetting_replaceReservedWord
		Case 0
			oDialog.getControl("ReplaceReservedWordsOn").State=true
		Case else
			oDialog.getControl("ReplaceReservedWordsOff").State=true
	End Select
	
	
	Select Case aGlobalSetting_outputResult
		Case 0
			oDialog.getControl("OptResultWindow").State=true
		Case Else
			oDialog.getControl("optResultFile").State=true
	End Select

	If oDialog.execute() &lt;&gt; 1 then
		oDocument.removeActionLock
		stop
	end if

	aGlobalSetting_labelString	 = oDialog.getControl("textLabelName").getText
	aGlobalSetting_captionString = oDialog.getControl("textCaption").getText

	
	' \begin{center}...\end{center} and so on
	' NOTICE oOption.State == 1 or True ? (See Developer's Guide pp768)
	If oDialog.getControl("optHpLeft").State=true Then
		' strTextTable = strBeginLeft + strEoL + strTextTable + strEndLeft + strEoL
		aRetValue.strTableHead = strBeginLeft + strEoL
		aRetValue.strTableTail = strEndLeft + strEoL
		aGlobalSetting_horizontalPosition = 1
	Elseif oDialog.getControl("optHpCenter").State = true Then
		'strTextTable = strBeginCenter + strEoL + strTextTable + strEndCenter + strEoL
		aRetValue.strTableHead = strBeginCenter + strEoL
		aRetValue.strTableTail = strEndCenter + strEoL
		aGlobalSetting_horizontalPosition = 2
	Elseif oDialog.getControl("optHpRight").State =  true Then
		' strTextTable = strBeginRight + strEoL + strTextTable + strEndRight + strEoL
		aRetValue.strTableHead = strBeginRight + strEoL
		aRetValue.strTableTail = strEndRight + strEoL
		aGlobalSetting_horizontalPosition = 3
	Else
		' No Horizontal option
		aRetValue.strTableHead = ""
		aRetValue.strTableTail = ""
		aGlobalSetting_horizontalPosition = 0
	Endif

	' \caption
	If oDialog.getControl("optCaptionTop").State =True Then
'		strTextTable = strHeadCaption + oDialog.getControl("textCaption").getText + _
'						strTailCaption + strEoL +strTextTable
		aRetValue.strTableHead = strHeadCaption + oDialog.getControl("textCaption").getText + strTailCaption + strEoL + aRetValue.strTableHead
		aGlobalSetting_captionPosition = 0
	Else
'		strTextTable =  strTextTable +	 strHeadCaption + oDialog.getControl("textCaption").getText + _
'						strTailCaption+ strEoL 
		aRetValue.strTableTail = aRetValue.strTableTail + strHeadCaption + oDialog.getControl("textCaption").getText + strTailCaption+ strEoL
		aGlobalSetting_captionPosition = 1
	Endif

	
	' \label
	' strTextTable = strTextTable + strHeadLabel + oDialog.getControl("textLabelName").getText + strTailLabel + strEoL
	aRetValue.strTableTail = aRetValue.strTableTail + strHeadLabel + oDialog.getControl("textLabelName").getText + strTailLabel + strEoL

	' \begin{table}...\end{table}
	Dim strTableOption As String
	
	If oDialog.getControl("optIpHere").State=true Then
	aGlobalSetting_insertPosition = 0
		strTableOption = strTableHere
	Elseif oDialog.getControl("optIpTop").State=true Then
	aGlobalSetting_insertPosition = 1
		strTableOption = strTableTop
	Elseif oDialog.getControl("optIpBottom").State=true Then
		strTableOption = strTableBottom
	aGlobalSetting_insertPosition = 2
	Else
		strTableOption = strTableUseOnePage
			aGlobalSetting_insertPosition = 3
	Endif

	If oDialog.getControl("ruled line on").State=true Then
		aRetValue.bLineONOFF = constON
		aGlobalSetting_ruledLine = 0
	else
		aRetValue.bLineONOFF = constOFF
		aGlobalSetting_ruledLine = 1
	endif


	If oDialog.getControl("ReplaceReservedWordsOn").State=true Then
		aRetValue.bEnableReplaceWords = constON
		aGlobalSetting_replaceReservedWord = 0
	else
		aRetValue.bEnableReplaceWords = constOFF
		aGlobalSetting_replaceReservedWord = 1
	endif	


	If oDialog.getControl("FormatCellsOn").State=true Then
		aRetValue.bEnableFormattingCells = constON
		aGlobalSetting_formatCells = 0
	else
		aRetValue.bEnableFormattingCells = constOFF
		aGlobalSetting_formatCells = 1
	endif	

	' strTextTable = strBeginTable + strTableOption + strEoL + strTextTable + strEndTable + strEoL

	aRetValue.strTableHead = strBeginTable + strTableOption + strEoL + aRetValue.strTableHead
	aRetValue.strTableTail = aRetValue.strTableTail +strEndTable + strEoL

	If oDialog.getControl("optTableAll").State=true Then
		aGlobalSetting_tabularEnable = 0
	else
		aRetValue.strTableHead = ""
		aRetValue.strTableTail = ""
		aGlobalSetting_tabularEnable = 1
	end if	

	If oDialog.getControl("OptResultWindow").State=true then
		aRetValue.bResultWindow = constON
		aGlobalSetting_outputResult = 0
	Else
		aRetValue.bResultWindow = constOFF
		aGlobalSetting_outputResult = 1
	End If


	'return
	' Settings = strTextTable
	Settings2 = aRetValue	

'	exit function
'ERR1:
'	aGlobalSetting.labelString = ""
'	resume Next
End Function



REM SETTINGS
Function Settings (strTextTable As String) As String
	Dim oDialog As Object
	Dim oControl As Object

	DialogLibraries.LoadLibrary( "Calc2LaTeX" )
	oDialog = createUnoDialog( DialogLibraries.Calc2LaTeX.DlgOption)
	oDialog.setTitle( "Settings" )
	oDialog.getControl("lblVersion").setText(strAppName +strEoL + strVersion)

	oDialog.execute()
	

	' \begin{center}...\end{center} and so on
	' NOTICE oOption.State == 1 or True ? (See Developer's Guide pp768)
	If oDialog.getControl("optHpLeft").State=true Then
		strTextTable = strBeginLeft + strEoL + strTextTable + strEndLeft + strEoL
	Elseif oDialog.getControl("optHpCenter").State = true Then
		strTextTable = strBeginCenter + strEoL + strTextTable + strEndCenter + strEoL
	Elseif oDialog.getControl("optHpRight").State =  true Then
		strTextTable = strBeginRight + strEoL + strTextTable + strEndRight + strEoL
	Endif

	' \caption
	If oDialog.getControl("optCaptionTop").State =True Then
		strTextTable = strHeadCaption + oDialog.getControl("textCaption").getText + _
						strTailCaption + strEoL +strTextTable
	Else
		strTextTable =  strTextTable +	 strHeadCaption + oDialog.getControl("textCaption").getText + _
						strTailCaption+ strEoL 
	Endif

	
	' \label
	strTextTable = strTextTable + strHeadLabel + oDialog.getControl("textLabelName").getText + strTailLabel + strEoL
	

	' \begin{table}...\end{table}
	Dim strTableOption As String
	
	If oDialog.getControl("optIpHere").State=true Then
		strTableOption = strTableHere
	Elseif oDialog.getControl("optIpTop").State=true Then
		strTableOption = strTableTop
	Elseif oDialog.getControl("optIpBottom").State=true Then
		strTableOption = strTableBottom
	Else
		strTableOption = strTableUseOnePage
	Endif

	strTextTable = strBeginTable + strTableOption + strEoL + strTextTable + strEndTable + strEoL

	'return
	Settings = strTextTable	
End Function

Sub Cancel
	oDocument.removeActionLock
	Stop
End Sub

Sub outputResultWithFileDialog(strMessage as string)
	Dim oFilePicker As Object

	oFilePicker = createUnoService( "com.sun.star.ui.dialogs.FilePicker" )

	' Settings of the file dialog
	Dim nAny(0)
	nAny(0) = com.sun.star.ui.dialogs.TemplateDescription.FILESAVE_AUTOEXTENSION
'	nAny(0) = com.sun.star.ui.dialogs.TemplateDescription.FILESAVE_SIMPLE
	oFilePicker.Initialize( nAny() )

	Dim nContentID, nAction As Integer
	nContentID = com.sun.star.ui.dialogs.ExtendedFilePickerElementIds.CHECKBOX_AUTOEXTENSION
	oFilePicker.setValue( nContentID, nAction, True )

 	oFilePicker.appendFilter( "TeX (*.tex)", "*.tex" )
 	oFilePicker.appendFilter( "All Files (*.*)", "*.*" )
	oFilePicker.setCurrentFilter( "TeX (*.tex)" )

	' oFilePicker.setDisplayDirectory(dialogDirectory)
	if dialogDirectory &lt;&gt; "" Then
		oFilePicker.setDisplayDirectory(dialogDirectory)
		oFilePicker.setDefaultName(dialogFilename)	 
	end if
	

	' Show the dialog &amp; output the result
	If oFilePicker.execute() = 1 Then
		dialogDirectory = oFilePicker.getDisplayDirectory()

		Dim sFiles()
		Dim sFileURL As String
		sFiles() = oFilePicker.getFiles()
		sFileURL = sFiles(0)

		' save the filename for the next running
		GlobalScope.BasicLibraries.LoadLibrary("Tools")
		dialogFilename = FileNameOutOfPath(sFileURL)

		output2File(sFileURL, strMessage)
		output2File(sFileURL + ".intermediate", strMessage)
		Dim tmp_batch_file
		tmp_batch_file = ""
'		tmp_batch_file = tmp_batch_file + "sed -i 's/\([3-9]\)}{\(|\?\)c|}/\1}{\2C|}/g' " + ConvertFromUrl(sFileURL) + ";"
'		tmp_batch_file = tmp_batch_file + "sed -i 's/\([3-9]\)}{\(|\?\)l|}/\1}{\2L|}/g' " + ConvertFromUrl(sFileURL) + ";"
'		tmp_batch_file = tmp_batch_file + "sed -i 's/\([3-9]\)}{\(|\?\)r|}/\1}{\2R|}/g' " + ConvertFromUrl(sFileURL) + ";"
		tmp_batch_file = tmp_batch_file + "sed -i 's/c|/&gt;{\\centering\\arraybackslash}X|/g' " + ConvertFromUrl(sFileURL) + ";"
		tmp_batch_file = tmp_batch_file + "sed -i 's/l|/&gt;{\\raggedright\\arraybackslash}X|/g' " + ConvertFromUrl(sFileURL) + ";"
		tmp_batch_file = tmp_batch_file + "sed -i 's/r|/&gt;{\\raggedleft\\arraybackslash}X|/g' " + ConvertFromUrl(sFileURL) + ";"
		tmp_batch_file = tmp_batch_file + "sed -i 's/\\begin{tabular}/\\begin{tabularx}{\\linewidth}/g' " + ConvertFromUrl(sFileURL) + ";"
		tmp_batch_file = tmp_batch_file + "sed -i 's/\\end{tabular}/\\end{tabularx}/g' " + ConvertFromUrl(sFileURL) + ";"
'		tmp_batch_file = tmp_batch_file + "sed -i 's/C|}/c|}/g' " + ConvertFromUrl(sFileURL) + ";"
'		tmp_batch_file = tmp_batch_file + "sed -i 's/L|}/l|}/g' " + ConvertFromUrl(sFileURL) + ";"
'		tmp_batch_file = tmp_batch_file + "sed -i 's/R|}/r|}/g' " + ConvertFromUrl(sFileURL) + ";"
		output2File("file:///tmp/convert_tabularx.sh", tmp_batch_file)
		shell "bash -c 'bash /tmp/convert_tabularx.sh &amp;&gt; /tmp/convert_tabularx_output'"
	End If
End Sub

Sub output2File(strFileURL as string, strMessage as string)
	Dim oFileAcc As Object
	Dim oOutputStream As Object
	Dim vData As Variant

	oFileAcc = CreateUnoService("com.sun.star.ucb.SimpleFileAccess")
	oOutputStream = CreateUnoService("com.sun.star.io.TextOutputStream")
	oOutputStream.setEncoding(user_charset)

	vData = oFileAcc.openFileWrite(strFileURL)
	vData.truncate()
	oOutputStream.setOutputStream(vData)

	oOutputStream.writeString( strMessage )
	oOutputStream.closeOutput()
End Sub

Sub changeTableStatus()
	Dim switchStatus as boolean
	
	If oDialog.getControl("optTableAll").State =True then
		switchStatus = true
	Else
		switchStatus = false
	end if

	Dim tableControls as Variant
	tableControls = Array("Label1","textLabelName","optCaptionTop","optCaptionBottom", _
			"FrameControl3","textCaption", _
			"FrameControl1","optHpLeft","optHpCenter","optHpRight","optHpNone", _
			"FrameControl2","optIpHere","optIpTop","optIpBottom","optIpOnePage")

	Dim i as integer
	For i = LBound(tableControls) to UBound(tableControls)
		oDialog.getControl( CStr(tableControls(i)) ).Enable=switchStatus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